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ect 40/content.xml"/>
  <manifest:file-entry manifest:media-type="" manifest:full-path="Object 40/progressbar/"/>
  <manifest:file-entry manifest:media-type="" manifest:full-path="Object 40/floater/"/>
  <manifest:file-entry manifest:media-type="" manifest:full-path="Object 40/popupmenu/"/>
  <manifest:file-entry manifest:media-type="" manifest:full-path="Object 40/menubar/"/>
  <manifest:file-entry manifest:media-type="" manifest:full-path="Object 40/toolbar/"/>
  <manifest:file-entry manifest:media-type="" manifest:full-path="Object 40/Configurations2/"/>
  <manifest:file-entry manifest:media-type="" manifest:full-path="Object 40/statusbar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" manifest:full-path="Object 41/progressbar/"/>
  <manifest:file-entry manifest:media-type="" manifest:full-path="Object 41/floater/"/>
  <manifest:file-entry manifest:media-type="" manifest:full-path="Object 41/popupmenu/"/>
  <manifest:file-entry manifest:media-type="" manifest:full-path="Object 41/menubar/"/>
  <manifest:file-entry manifest:media-type="" manifest:full-path="Object 41/toolbar/"/>
  <manifest:file-entry manifest:media-type="" manifest:full-path="Object 41/Configurations2/"/>
  <manifest:file-entry manifest:media-type="" manifest:full-path="Object 41/statusbar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" manifest:full-path="Object 43/Configurations2/progres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" manifest:full-path="Object 43/Configurations2/statusbar/"/>
  <manifest:file-entry manifest:media-type="application/vnd.sun.xml.ui.configuration" manifest:full-path="Object 43/Configurations2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" manifest:full-path="Object 44/progressbar/"/>
  <manifest:file-entry manifest:media-type="" manifest:full-path="Object 44/floater/"/>
  <manifest:file-entry manifest:media-type="" manifest:full-path="Object 44/popupmenu/"/>
  <manifest:file-entry manifest:media-type="" manifest:full-path="Object 44/menubar/"/>
  <manifest:file-entry manifest:media-type="" manifest:full-path="Object 44/toolbar/"/>
  <manifest:file-entry manifest:media-type="" manifest:full-path="Object 44/Configurations2/"/>
  <manifest:file-entry manifest:media-type="" manifest:full-path="Object 44/statusbar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" manifest:full-path="Object 45/progressbar/"/>
  <manifest:file-entry manifest:media-type="" manifest:full-path="Object 45/floater/"/>
  <manifest:file-entry manifest:media-type="" manifest:full-path="Object 45/popupmenu/"/>
  <manifest:file-entry manifest:media-type="" manifest:full-path="Object 45/menubar/"/>
  <manifest:file-entry manifest:media-type="" manifest:full-path="Object 45/toolbar/"/>
  <manifest:file-entry manifest:media-type="" manifest:full-path="Object 45/Configurations2/"/>
  <manifest:file-entry manifest:media-type="" manifest:full-path="Object 45/statusbar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" manifest:full-path="Object 46/Configurations2/progres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" manifest:full-path="Object 46/Configurations2/statusbar/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" manifest:full-path="Object 47/progressbar/"/>
  <manifest:file-entry manifest:media-type="" manifest:full-path="Object 47/floater/"/>
  <manifest:file-entry manifest:media-type="" manifest:full-path="Object 47/popupmenu/"/>
  <manifest:file-entry manifest:media-type="" manifest:full-path="Object 47/menubar/"/>
  <manifest:file-entry manifest:media-type="" manifest:full-path="Object 47/toolbar/"/>
  <manifest:file-entry manifest:media-type="" manifest:full-path="Object 47/Configurations2/"/>
  <manifest:file-entry manifest:media-type="" manifest:full-path="Object 47/statusbar/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" manifest:full-path="Object 48/progressbar/"/>
  <manifest:file-entry manifest:media-type="" manifest:full-path="Object 48/floater/"/>
  <manifest:file-entry manifest:media-type="" manifest:full-path="Object 48/popupmenu/"/>
  <manifest:file-entry manifest:media-type="" manifest:full-path="Object 48/menubar/"/>
  <manifest:file-entry manifest:media-type="" manifest:full-path="Object 48/toolbar/"/>
  <manifest:file-entry manifest:media-type="" manifest:full-path="Object 48/Configurations2/"/>
  <manifest:file-entry manifest:media-type="" manifest:full-path="Object 48/statusbar/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Pictures/2000007300002957000014AC2732AD9D.svm"/>
  <manifest:file-entry manifest:media-type="" manifest:full-path="Pictures/"/>
  <manifest:file-entry manifest:media-type="text/xml" manifest:full-path="content.xml"/>
  <manifest:file-entry manifest:media-type="text/xml" manifest:full-path="Object 50/content.xml"/>
  <manifest:file-entry manifest:media-type="" manifest:full-path="Object 50/progressbar/"/>
  <manifest:file-entry manifest:media-type="" manifest:full-path="Object 50/floater/"/>
  <manifest:file-entry manifest:media-type="" manifest:full-path="Object 50/popupmenu/"/>
  <manifest:file-entry manifest:media-type="" manifest:full-path="Object 50/menubar/"/>
  <manifest:file-entry manifest:media-type="" manifest:full-path="Object 50/toolbar/"/>
  <manifest:file-entry manifest:media-type="" manifest:full-path="Object 50/Configurations2/"/>
  <manifest:file-entry manifest:media-type="" manifest:full-path="Object 50/statusbar/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" manifest:full-path="Object 51/progressbar/"/>
  <manifest:file-entry manifest:media-type="" manifest:full-path="Object 51/floater/"/>
  <manifest:file-entry manifest:media-type="" manifest:full-path="Object 51/popupmenu/"/>
  <manifest:file-entry manifest:media-type="" manifest:full-path="Object 51/menubar/"/>
  <manifest:file-entry manifest:media-type="" manifest:full-path="Object 51/toolbar/"/>
  <manifest:file-entry manifest:media-type="" manifest:full-path="Object 51/Configurations2/"/>
  <manifest:file-entry manifest:media-type="" manifest:full-path="Object 51/statusbar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application/binary" manifest:full-path="layout-cache"/>
  <manifest:file-entry manifest:media-type="application/rdf+xml" manifest:full-path="manifest.rdf"/>
  <manifest:file-entry manifest:media-type="" manifest:full-path="ObjectReplacements/Object 40"/>
  <manifest:file-entry manifest:media-type="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application/x-openoffice-gdimetafile;windows_formatname=&quot;GDIMetaFile&quot;" manifest:full-path="ObjectReplacements/Object 46"/>
  <manifest:file-entry manifest:media-type="" manifest:full-path="ObjectReplacements/Object 47"/>
  <manifest:file-entry manifest:media-type="" manifest:full-path="ObjectReplacements/Object 48"/>
  <manifest:file-entry manifest:media-type="application/x-openoffice-gdimetafile;windows_formatname=&quot;GDIMetaFile&quot;" manifest:full-path="ObjectReplacements/Object 49"/>
  <manifest:file-entry manifest:media-type="" manifest:full-path="ObjectReplacements/Object 50"/>
  <manifest:file-entry manifest:media-type="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" manifest:full-path="Object 10/accelerator/"/>
  <manifest:file-entry manifest:media-type="text/xml" manifest:full-path="Object 10/content.xml"/>
  <manifest:file-entry manifest:media-type="" manifest:full-path="Object 10/progressbar/"/>
  <manifest:file-entry manifest:media-type="" manifest:full-path="Object 10/floater/"/>
  <manifest:file-entry manifest:media-type="" manifest:full-path="Object 10/popupmenu/"/>
  <manifest:file-entry manifest:media-type="" manifest:full-path="Object 10/menubar/"/>
  <manifest:file-entry manifest:media-type="" manifest:full-path="Object 10/toolbar/"/>
  <manifest:file-entry manifest:media-type="" manifest:full-path="Object 10/images/Bitmaps/"/>
  <manifest:file-entry manifest:media-type="" manifest:full-path="Object 10/images/"/>
  <manifest:file-entry manifest:media-type="" manifest:full-path="Object 10/Configurations2/"/>
  <manifest:file-entry manifest:media-type="" manifest:full-path="Object 10/status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accelerator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accelerator/"/>
  <manifest:file-entry manifest:media-type="text/xml" manifest:full-path="Object 12/content.xml"/>
  <manifest:file-entry manifest:media-type="" manifest:full-path="Object 12/progressbar/"/>
  <manifest:file-entry manifest:media-type="" manifest:full-path="Object 12/floater/"/>
  <manifest:file-entry manifest:media-type="" manifest:full-path="Object 12/popupmenu/"/>
  <manifest:file-entry manifest:media-type="" manifest:full-path="Object 12/menubar/"/>
  <manifest:file-entry manifest:media-type="" manifest:full-path="Object 12/toolbar/"/>
  <manifest:file-entry manifest:media-type="" manifest:full-path="Object 12/images/Bitmaps/"/>
  <manifest:file-entry manifest:media-type="" manifest:full-path="Object 12/images/"/>
  <manifest:file-entry manifest:media-type="" manifest:full-path="Object 12/Configurations2/"/>
  <manifest:file-entry manifest:media-type="" manifest:full-path="Object 12/statusbar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accelerator/"/>
  <manifest:file-entry manifest:media-type="text/xml" manifest:full-path="Object 14/content.xml"/>
  <manifest:file-entry manifest:media-type="" manifest:full-path="Object 14/progressbar/"/>
  <manifest:file-entry manifest:media-type="" manifest:full-path="Object 14/floater/"/>
  <manifest:file-entry manifest:media-type="" manifest:full-path="Object 14/popupmenu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" manifest:full-path="Object 14/Configurations2/"/>
  <manifest:file-entry manifest:media-type="" manifest:full-path="Object 14/statusbar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accelerator/"/>
  <manifest:file-entry manifest:media-type="text/xml" manifest:full-path="Object 15/content.xml"/>
  <manifest:file-entry manifest:media-type="" manifest:full-path="Object 15/progressbar/"/>
  <manifest:file-entry manifest:media-type="" manifest:full-path="Object 15/floater/"/>
  <manifest:file-entry manifest:media-type="" manifest:full-path="Object 15/popupmenu/"/>
  <manifest:file-entry manifest:media-type="" manifest:full-path="Object 15/menubar/"/>
  <manifest:file-entry manifest:media-type="" manifest:full-path="Object 15/toolbar/"/>
  <manifest:file-entry manifest:media-type="" manifest:full-path="Object 15/images/Bitmaps/"/>
  <manifest:file-entry manifest:media-type="" manifest:full-path="Object 15/images/"/>
  <manifest:file-entry manifest:media-type="" manifest:full-path="Object 15/Configurations2/"/>
  <manifest:file-entry manifest:media-type="" manifest:full-path="Object 15/statusbar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accelerator/"/>
  <manifest:file-entry manifest:media-type="text/xml" manifest:full-path="Object 16/content.xml"/>
  <manifest:file-entry manifest:media-type="" manifest:full-path="Object 16/progressbar/"/>
  <manifest:file-entry manifest:media-type="" manifest:full-path="Object 16/floater/"/>
  <manifest:file-entry manifest:media-type="" manifest:full-path="Object 16/popupmenu/"/>
  <manifest:file-entry manifest:media-type="" manifest:full-path="Object 16/menubar/"/>
  <manifest:file-entry manifest:media-type="" manifest:full-path="Object 16/toolbar/"/>
  <manifest:file-entry manifest:media-type="" manifest:full-path="Object 16/images/Bitmaps/"/>
  <manifest:file-entry manifest:media-type="" manifest:full-path="Object 16/images/"/>
  <manifest:file-entry manifest:media-type="" manifest:full-path="Object 16/Configurations2/"/>
  <manifest:file-entry manifest:media-type="" manifest:full-path="Object 16/statusbar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accelerator/"/>
  <manifest:file-entry manifest:media-type="text/xml" manifest:full-path="Object 17/content.xml"/>
  <manifest:file-entry manifest:media-type="" manifest:full-path="Object 17/progressbar/"/>
  <manifest:file-entry manifest:media-type="" manifest:full-path="Object 17/floater/"/>
  <manifest:file-entry manifest:media-type="" manifest:full-path="Object 17/popupmenu/"/>
  <manifest:file-entry manifest:media-type="" manifest:full-path="Object 17/menubar/"/>
  <manifest:file-entry manifest:media-type="" manifest:full-path="Object 17/toolbar/"/>
  <manifest:file-entry manifest:media-type="" manifest:full-path="Object 17/images/Bitmaps/"/>
  <manifest:file-entry manifest:media-type="" manifest:full-path="Object 17/images/"/>
  <manifest:file-entry manifest:media-type="" manifest:full-path="Object 17/Configurations2/"/>
  <manifest:file-entry manifest:media-type="" manifest:full-path="Object 17/statusbar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progressbar/"/>
  <manifest:file-entry manifest:media-type="" manifest:full-path="Object 27/floater/"/>
  <manifest:file-entry manifest:media-type="" manifest:full-path="Object 27/popupmenu/"/>
  <manifest:file-entry manifest:media-type="" manifest:full-path="Object 27/menubar/"/>
  <manifest:file-entry manifest:media-type="" manifest:full-path="Object 27/toolbar/"/>
  <manifest:file-entry manifest:media-type="" manifest:full-path="Object 27/Configurations2/"/>
  <manifest:file-entry manifest:media-type="" manifest:full-path="Object 27/statusbar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progressbar/"/>
  <manifest:file-entry manifest:media-type="" manifest:full-path="Object 28/floater/"/>
  <manifest:file-entry manifest:media-type="" manifest:full-path="Object 28/popupmenu/"/>
  <manifest:file-entry manifest:media-type="" manifest:full-path="Object 28/menubar/"/>
  <manifest:file-entry manifest:media-type="" manifest:full-path="Object 28/toolbar/"/>
  <manifest:file-entry manifest:media-type="" manifest:full-path="Object 28/Configurations2/"/>
  <manifest:file-entry manifest:media-type="" manifest:full-path="Object 28/statusbar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progressbar/"/>
  <manifest:file-entry manifest:media-type="" manifest:full-path="Object 29/floater/"/>
  <manifest:file-entry manifest:media-type="" manifest:full-path="Object 29/popupmenu/"/>
  <manifest:file-entry manifest:media-type="" manifest:full-path="Object 29/menubar/"/>
  <manifest:file-entry manifest:media-type="" manifest:full-path="Object 29/toolbar/"/>
  <manifest:file-entry manifest:media-type="" manifest:full-path="Object 29/Configurations2/"/>
  <manifest:file-entry manifest:media-type="" manifest:full-path="Object 29/statusbar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accelerator/"/>
  <manifest:file-entry manifest:media-type="text/xml" manifest:full-path="Object 2/content.xml"/>
  <manifest:file-entry manifest:media-type="" manifest:full-path="Object 2/progressbar/"/>
  <manifest:file-entry manifest:media-type="" manifest:full-path="Object 2/floater/"/>
  <manifest:file-entry manifest:media-type="" manifest:full-path="Object 2/popupmenu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" manifest:full-path="Object 2/Configurations2/"/>
  <manifest:file-entry manifest:media-type="" manifest:full-path="Object 2/status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accelerator/"/>
  <manifest:file-entry manifest:media-type="text/xml" manifest:full-path="Object 3/content.xml"/>
  <manifest:file-entry manifest:media-type="" manifest:full-path="Object 3/progressbar/"/>
  <manifest:file-entry manifest:media-type="" manifest:full-path="Object 3/floater/"/>
  <manifest:file-entry manifest:media-type="" manifest:full-path="Object 3/popupmenu/"/>
  <manifest:file-entry manifest:media-type="" manifest:full-path="Object 3/menubar/"/>
  <manifest:file-entry manifest:media-type="" manifest:full-path="Object 3/toolbar/"/>
  <manifest:file-entry manifest:media-type="" manifest:full-path="Object 3/images/Bitmaps/"/>
  <manifest:file-entry manifest:media-type="" manifest:full-path="Object 3/images/"/>
  <manifest:file-entry manifest:media-type="" manifest:full-path="Object 3/Configurations2/"/>
  <manifest:file-entry manifest:media-type="" manifest:full-path="Object 3/statusbar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accelerator/"/>
  <manifest:file-entry manifest:media-type="text/xml" manifest:full-path="Object 4/content.xml"/>
  <manifest:file-entry manifest:media-type="" manifest:full-path="Object 4/progressbar/"/>
  <manifest:file-entry manifest:media-type="" manifest:full-path="Object 4/floater/"/>
  <manifest:file-entry manifest:media-type="" manifest:full-path="Object 4/popupmenu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" manifest:full-path="Object 4/Configurations2/"/>
  <manifest:file-entry manifest:media-type="" manifest:full-path="Object 4/status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accelerator/"/>
  <manifest:file-entry manifest:media-type="text/xml" manifest:full-path="Object 5/content.xml"/>
  <manifest:file-entry manifest:media-type="" manifest:full-path="Object 5/progressbar/"/>
  <manifest:file-entry manifest:media-type="" manifest:full-path="Object 5/floater/"/>
  <manifest:file-entry manifest:media-type="" manifest:full-path="Object 5/popupmenu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" manifest:full-path="Object 5/Configurations2/"/>
  <manifest:file-entry manifest:media-type="" manifest:full-path="Object 5/status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accelerator/"/>
  <manifest:file-entry manifest:media-type="text/xml" manifest:full-path="Object 6/content.xml"/>
  <manifest:file-entry manifest:media-type="" manifest:full-path="Object 6/progressbar/"/>
  <manifest:file-entry manifest:media-type="" manifest:full-path="Object 6/floater/"/>
  <manifest:file-entry manifest:media-type="" manifest:full-path="Object 6/popupmenu/"/>
  <manifest:file-entry manifest:media-type="" manifest:full-path="Object 6/menubar/"/>
  <manifest:file-entry manifest:media-type="" manifest:full-path="Object 6/toolbar/"/>
  <manifest:file-entry manifest:media-type="" manifest:full-path="Object 6/images/Bitmaps/"/>
  <manifest:file-entry manifest:media-type="" manifest:full-path="Object 6/images/"/>
  <manifest:file-entry manifest:media-type="" manifest:full-path="Object 6/Configurations2/"/>
  <manifest:file-entry manifest:media-type="" manifest:full-path="Object 6/statusbar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accelerator/"/>
  <manifest:file-entry manifest:media-type="text/xml" manifest:full-path="Object 7/content.xml"/>
  <manifest:file-entry manifest:media-type="" manifest:full-path="Object 7/progressbar/"/>
  <manifest:file-entry manifest:media-type="" manifest:full-path="Object 7/floater/"/>
  <manifest:file-entry manifest:media-type="" manifest:full-path="Object 7/popupmenu/"/>
  <manifest:file-entry manifest:media-type="" manifest:full-path="Object 7/menubar/"/>
  <manifest:file-entry manifest:media-type="" manifest:full-path="Object 7/toolbar/"/>
  <manifest:file-entry manifest:media-type="" manifest:full-path="Object 7/images/Bitmaps/"/>
  <manifest:file-entry manifest:media-type="" manifest:full-path="Object 7/images/"/>
  <manifest:file-entry manifest:media-type="" manifest:full-path="Object 7/Configurations2/"/>
  <manifest:file-entry manifest:media-type="" manifest:full-path="Object 7/status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accelerator/"/>
  <manifest:file-entry manifest:media-type="text/xml" manifest:full-path="Object 8/content.xml"/>
  <manifest:file-entry manifest:media-type="" manifest:full-path="Object 8/progressbar/"/>
  <manifest:file-entry manifest:media-type="" manifest:full-path="Object 8/floater/"/>
  <manifest:file-entry manifest:media-type="" manifest:full-path="Object 8/popupmenu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" manifest:full-path="Object 8/Configurations2/"/>
  <manifest:file-entry manifest:media-type="" manifest:full-path="Object 8/status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accelerator/"/>
  <manifest:file-entry manifest:media-type="text/xml" manifest:full-path="Object 9/content.xml"/>
  <manifest:file-entry manifest:media-type="" manifest:full-path="Object 9/progressbar/"/>
  <manifest:file-entry manifest:media-type="" manifest:full-path="Object 9/floater/"/>
  <manifest:file-entry manifest:media-type="" manifest:full-path="Object 9/popupmenu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" manifest:full-path="Object 9/Configurations2/"/>
  <manifest:file-entry manifest:media-type="" manifest:full-path="Object 9/statusbar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progressbar/"/>
  <manifest:file-entry manifest:media-type="" manifest:full-path="Object 31/floater/"/>
  <manifest:file-entry manifest:media-type="" manifest:full-path="Object 31/popupmenu/"/>
  <manifest:file-entry manifest:media-type="" manifest:full-path="Object 31/menubar/"/>
  <manifest:file-entry manifest:media-type="" manifest:full-path="Object 31/toolbar/"/>
  <manifest:file-entry manifest:media-type="" manifest:full-path="Object 31/Configurations2/"/>
  <manifest:file-entry manifest:media-type="" manifest:full-path="Object 31/statusbar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progressbar/"/>
  <manifest:file-entry manifest:media-type="" manifest:full-path="Object 35/floater/"/>
  <manifest:file-entry manifest:media-type="" manifest:full-path="Object 35/popupmenu/"/>
  <manifest:file-entry manifest:media-type="" manifest:full-path="Object 35/menubar/"/>
  <manifest:file-entry manifest:media-type="" manifest:full-path="Object 35/toolbar/"/>
  <manifest:file-entry manifest:media-type="" manifest:full-path="Object 35/Configurations2/"/>
  <manifest:file-entry manifest:media-type="" manifest:full-path="Object 35/statusbar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" manifest:full-path="Object 36/progressbar/"/>
  <manifest:file-entry manifest:media-type="" manifest:full-path="Object 36/floater/"/>
  <manifest:file-entry manifest:media-type="" manifest:full-path="Object 36/popupmenu/"/>
  <manifest:file-entry manifest:media-type="" manifest:full-path="Object 36/menubar/"/>
  <manifest:file-entry manifest:media-type="" manifest:full-path="Object 36/toolbar/"/>
  <manifest:file-entry manifest:media-type="" manifest:full-path="Object 36/Configurations2/"/>
  <manifest:file-entry manifest:media-type="" manifest:full-path="Object 36/statusbar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progressbar/"/>
  <manifest:file-entry manifest:media-type="" manifest:full-path="Object 37/floater/"/>
  <manifest:file-entry manifest:media-type="" manifest:full-path="Object 37/popupmenu/"/>
  <manifest:file-entry manifest:media-type="" manifest:full-path="Object 37/menubar/"/>
  <manifest:file-entry manifest:media-type="" manifest:full-path="Object 37/toolbar/"/>
  <manifest:file-entry manifest:media-type="" manifest:full-path="Object 37/Configurations2/"/>
  <manifest:file-entry manifest:media-type="" manifest:full-path="Object 37/statusbar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progressbar/"/>
  <manifest:file-entry manifest:media-type="" manifest:full-path="Object 38/floater/"/>
  <manifest:file-entry manifest:media-type="" manifest:full-path="Object 38/popupmenu/"/>
  <manifest:file-entry manifest:media-type="" manifest:full-path="Object 38/menubar/"/>
  <manifest:file-entry manifest:media-type="" manifest:full-path="Object 38/toolbar/"/>
  <manifest:file-entry manifest:media-type="" manifest:full-path="Object 38/Configurations2/"/>
  <manifest:file-entry manifest:media-type="" manifest:full-path="Object 38/statusbar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" manifest:full-path="Object 39/progressbar/"/>
  <manifest:file-entry manifest:media-type="" manifest:full-path="Object 39/floater/"/>
  <manifest:file-entry manifest:media-type="" manifest:full-path="Object 39/popupmenu/"/>
  <manifest:file-entry manifest:media-type="" manifest:full-path="Object 39/menubar/"/>
  <manifest:file-entry manifest:media-type="" manifest:full-path="Object 39/toolbar/"/>
  <manifest:file-entry manifest:media-type="" manifest:full-path="Object 39/Configurations2/"/>
  <manifest:file-entry manifest:media-type="" manifest:full-path="Object 39/statusbar/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nux Biolinum" fo:font-size="28pt" fo:language="zxx" fo:country="none" style:font-size-asian="28pt" style:language-asian="zxx" style:country-asian="none" style:font-size-complex="28pt" style:language-complex="zxx" style:country-complex="none"/>
    </style:style>
    <style:style style:name="P2" style:family="paragraph" style:parent-style-name="Standard">
      <style:text-properties style:font-name="DejaVu Sans Mono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style:font-name="DejaVu Sans Mono" fo:font-size="8pt" fo:language="zxx" fo:country="none" style:font-size-asian="8pt" style:language-asian="zxx" style:country-asian="none" style:font-size-complex="8pt" style:language-complex="zxx" style:country-complex="none"/>
    </style:style>
    <style:style style:name="P4" style:family="paragraph" style:parent-style-name="Standard">
      <style:text-properties style:font-name="DejaVu San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cccccc" style:font-name="DejaVu Sans Mono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paragraph-properties fo:break-before="page"/>
      <style:text-properties style:font-name="DejaVu San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paragraph-properties fo:break-before="page"/>
      <style:text-properties style:font-name="Linux Biolinum"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1" style:family="text">
      <style:text-properties style:text-position="sub 58%"/>
    </style:style>
    <style:style style:name="T2" style:family="text">
      <style:text-properties style:font-name="DejaVu Sans"/>
    </style:style>
    <style:style style:name="T3" style:family="text">
      <style:text-properties fo:font-size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position="super 58%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style:style style:name="T10" style:family="text">
      <style:text-properties style:text-position="0% 100%"/>
    </style:style>
    <style:style style:name="T11" style:family="text">
      <style:text-properties fo:language="zxx" fo:country="none"/>
    </style:style>
    <style:style style:name="T12" style:family="text">
      <style:text-properties style:font-size-asian="10pt"/>
    </style:style>
    <style:style style:name="T13" style:family="text">
      <style:text-properties style:language-asian="zxx" style:country-asian="none"/>
    </style:style>
    <style:style style:name="T14" style:family="text">
      <style:text-properties style:font-size-complex="10pt"/>
    </style:style>
    <style:style style:name="T15" style:family="text">
      <style:text-properties style:language-complex="zxx" style:country-complex="none"/>
    </style:style>
    <style:style style:name="T16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draw:ole-draw-aspect="1"/>
    </style:style>
    <style:style style:name="fr3" style:family="graphic" style:parent-style-name="Formula">
      <style:graphic-properties style:vertical-pos="middle" style:vertical-rel="text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21 (uppgift 1)</text:p>
      <text:p text:style-name="P4">På en gatstump av längden 13m parkerar en bil av längden 5m helt på måfå.</text:p>
      <text:p text:style-name="P4">Vad är sannolikheten att yttligare en bil av samma längd får plats?</text:p>
      <text:p text:style-name="P4"/>
      <text:p text:style-name="P4">Vi sätter vårat utfall till X som är avståndet mellan gatstumpens början till bilen.</text:p>
      <text:p text:style-name="P4"/>
      <text:p text:style-name="P4">Gatstumpen är 13m och bilen 5m ⇒</text:p>
      <text:p text:style-name="P4">13m − 5m = 8m återstår när bilen har parkerat.</text:p>
      <text:p text:style-name="P4">Då sätter vi avståndet från bilen till slutet av gatstumpen till 8m − X.</text:p>
      <text:p text:style-name="P4"/>
      <text:p text:style-name="P4"/>
      <text:p text:style-name="P4"/>
      <text:p text:style-name="P3"><text:s text:c="36"/>13m</text:p>
      <text:p text:style-name="P3"><text:s text:c="8"/>┣━━━━━━━━━━━━━━━━━━━━━━━━━━━━━━━━━━━━━━━━━━━━━━━━━━━━━━━━━━┫</text:p>
      <text:p text:style-name="P3"/>
      <text:p text:style-name="P3"/>
      <text:p text:style-name="P3"><text:s text:c="28"/>┏━━━━━━━━━━━━━━━━━━┓</text:p>
      <text:p text:style-name="P3"><text:s text:c="8"/>◀━━━━━━━━━━━━━━━━━━▶┃ <text:s text:c="17"/>┃◀━━━━━━━━━━━━━━━━━━▶</text:p>
      <text:p text:style-name="P3"><text:s text:c="18"/>X <text:s text:c="8"/>┗━━━━━━━━━━━━━━━━━━┛ <text:s text:c="6"/>8m − X</text:p>
      <text:p text:style-name="P3"><text:s text:c="37"/>5m</text:p>
      <text:p text:style-name="P4"/>
      <text:p text:style-name="P4"/>
      <text:p text:style-name="P4"/>
      <text:p text:style-name="P4">Vi kan se att vårat s.v. X är likformigt fördelad på intervallet.</text:p>
      <text:p text:style-name="P4">0 ≤ x &lt; 8</text:p>
      <text:p text:style-name="P4"/>
      <text:p text:style-name="P4">Enligt definitionen på sida 59:</text:p>
      <text:p text:style-name="P4"/>
      <text:p text:style-name="P4"><text:tab/><draw:frame draw:style-name="fr2" draw:name="Object1" text:anchor-type="as-char" svg:width="1.8583in" svg:height="0.580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4">I vårat fall är a = 0 och b = 8 ⇒ <draw:frame draw:style-name="fr2" draw:name="Object2" text:anchor-type="as-char" svg:width="0.9937in" svg:height="0.342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>X &gt; 5 om <text:span text:style-name="T4">X &gt; 5</text:span><text:tab/>betyder att om avståndet mellan början på gatstumpen och</text:p>
      <text:p text:style-name="P4"><text:tab/><text:tab/><text:tab/>bilen är större än 5, får det plats en till bil (på X).</text:p>
      <text:p text:style-name="P4"/>
      <text:p text:style-name="P4">8 − X &gt; 5 om <text:span text:style-name="T4">X &lt; 3</text:span><text:tab/>betyder att om avståndet mellan början på gatstumpen och</text:p>
      <text:p text:style-name="P4"><text:tab/><text:tab/><text:tab/>bilen är mindre än 3, får det plats en bil till (på X − 8).</text:p>
      <text:p text:style-name="P4"/>
      <text:p text:style-name="P4">P(annan bil får plats) = P((X &lt; 3) ∪ (X &gt; 5))</text:p>
      <text:p text:style-name="P4"/>
      <text:p text:style-name="P4"><text:tab/><text:tab/><text:tab/>= {disjunkta} =</text:p>
      <text:p text:style-name="P4"/>
      <text:p text:style-name="P4"><text:tab/><text:tab/><text:tab/>= P(X &lt; 3) + P(X &gt; 5) =</text:p>
      <text:p text:style-name="P4"/>
      <text:p text:style-name="P4"><text:tab/><text:tab/><text:tab/>= {kontinuerligt} =</text:p>
      <text:p text:style-name="P4"/>
      <text:p text:style-name="P4"><text:tab/><text:tab/><text:tab/>= <draw:frame draw:style-name="fr2" draw:name="Object3" text:anchor-type="as-char" svg:width="1.5563in" svg:height="0.4992in" draw:z-index="2"><draw:object xlink:href="./Object 3" xlink:type="simple" xlink:show="embed" xlink:actuate="onLoad"/><draw:image xlink:href="./ObjectReplacements/Object 3" xlink:type="simple" xlink:show="embed" xlink:actuate="onLoad"/></draw:frame> = <draw:frame draw:style-name="fr2" draw:name="Object4" text:anchor-type="as-char" svg:width="0.6346in" svg:height="0.3957in" draw:z-index="3"><draw:object xlink:href="./Object 4" xlink:type="simple" xlink:show="embed" xlink:actuate="onLoad"/><draw:image xlink:href="./ObjectReplacements/Object 4" xlink:type="simple" xlink:show="embed" xlink:actuate="onLoad"/></draw:frame> =</text:p>
      <text:p text:style-name="P4"/>
      <text:p text:style-name="P4"><text:tab/><text:tab/><text:tab/>= <draw:frame draw:style-name="fr3" draw:name="Object5" text:anchor-type="as-char" svg:width="0.7807in" svg:height="0.3425in" draw:z-index="4"><draw:object xlink:href="./Object 5" xlink:type="simple" xlink:show="embed" xlink:actuate="onLoad"/><draw:image xlink:href="./ObjectReplacements/Object 5" xlink:type="simple" xlink:show="embed" xlink:actuate="onLoad"/></draw:frame> = <draw:frame draw:style-name="fr3" draw:name="Object6" text:anchor-type="as-char" svg:width="0.1161in" svg:height="0.3425in" draw:z-index="5"><draw:object xlink:href="./Object 6" xlink:type="simple" xlink:show="embed" xlink:actuate="onLoad"/><draw:image xlink:href="./ObjectReplacements/Object 6" xlink:type="simple" xlink:show="embed" xlink:actuate="onLoad"/></draw:frame> = <draw:frame draw:style-name="fr3" draw:name="Object7" text:anchor-type="as-char" svg:width="0.1161in" svg:height="0.3425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7">3.22 (uppgift 2)</text:p>
      <text:p text:style-name="P4">Livslängden i timmar för en viss transistortyp säga vara exponentialfördelad</text:p>
      <text:p text:style-name="P4">med λ = 10⁻⁴ (står inte men λ har en enhet som är /h).</text:p>
      <text:p text:style-name="P4"/>
      <text:p text:style-name="P4"/>
      <text:p text:style-name="P4">λ = 10⁻⁴/h</text:p>
      <text:p text:style-name="P4">Exponentialfördelning: <text:s/>ƒ(x) = λe<text:span text:style-name="T5">−λx</text:span><text:tab/><text:tab/>(sida 60)</text:p>
      <text:p text:style-name="P4"/>
      <text:p text:style-name="P4"/>
      <text:p text:style-name="P4"><text:span text:style-name="T7">a)<text:tab/></text:span>Beräkna sannolikheten att en sådan transistor skall upphör att fungerar inom 6000 timmar.</text:p>
      <text:p text:style-name="P4"/>
      <text:p text:style-name="P4"/>
      <text:p text:style-name="P4"><text:tab/>P(6000h)<text:tab/>Vi integrerar täthetsfunktionen, ƒ(x), för att få fördelningsfunktionen.</text:p>
      <text:p text:style-name="P2"/>
      <text:p text:style-name="P2"/>
      <text:p text:style-name="P2"><draw:frame draw:style-name="fr1" draw:name="graphics1" text:anchor-type="paragraph" svg:width="4.1665in" svg:height="2.0835in" draw:z-index="52"><draw:image xlink:href="Pictures/2000007300002957000014AC2732AD9D.svm" xlink:type="simple" xlink:show="embed" xlink:actuate="onLoad"/></draw:frame></text:p>
      <text:p text:style-name="P5">Ser bra ut vid</text:p>
      <text:p text:style-name="P5">utskrivt, i alla fall i NADA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/></text:p>
      <text:p text:style-name="P4"><text:tab/>F<text:span text:style-name="T1">X</text:span>(x) = <draw:frame draw:style-name="fr2" draw:name="Object8" text:anchor-type="as-char" svg:width="0.7335in" svg:height="0.4992in" draw:z-index="7"><draw:object xlink:href="./Object 8" xlink:type="simple" xlink:show="embed" xlink:actuate="onLoad"/><draw:image xlink:href="./ObjectReplacements/Object 8" xlink:type="simple" xlink:show="embed" xlink:actuate="onLoad"/></draw:frame> = <draw:frame draw:style-name="fr2" draw:name="Object9" text:anchor-type="as-char" svg:width="0.7366in" svg:height="0.4992in" draw:z-index="8"><draw:object xlink:href="./Object 9" xlink:type="simple" xlink:show="embed" xlink:actuate="onLoad"/><draw:image xlink:href="./ObjectReplacements/Object 9" xlink:type="simple" xlink:show="embed" xlink:actuate="onLoad"/></draw:frame> = <draw:frame draw:style-name="fr2" draw:name="Object10" text:anchor-type="as-char" svg:width="0.7728in" svg:height="0.3957in" draw:z-index="9"><draw:object xlink:href="./Object 10" xlink:type="simple" xlink:show="embed" xlink:actuate="onLoad"/><draw:image xlink:href="./ObjectReplacements/Object 10" xlink:type="simple" xlink:show="embed" xlink:actuate="onLoad"/></draw:frame> = <draw:frame draw:style-name="fr2" draw:name="Object11" text:anchor-type="as-char" svg:width="0.5925in" svg:height="0.2299in" draw:z-index="10"><draw:object xlink:href="./Object 11" xlink:type="simple" xlink:show="embed" xlink:actuate="onLoad"/><draw:image xlink:href="./ObjectReplacements/Object 11" xlink:type="simple" xlink:show="embed" xlink:actuate="onLoad"/></draw:frame> =</text:p>
      <text:p text:style-name="P4"/>
      <text:p text:style-name="P4"><text:tab/><text:tab/>= −e<text:span text:style-name="T5">−λx</text:span> + e<text:span text:style-name="T5">−λ0</text:span> =</text:p>
      <text:p text:style-name="P4"/>
      <text:p text:style-name="P4"><text:tab/><text:tab/>= e<text:span text:style-name="T5">−λ0</text:span> − e<text:span text:style-name="T5">−λx</text:span> =</text:p>
      <text:p text:style-name="P4"/>
      <text:p text:style-name="P4"><text:tab/><text:tab/>= 1 − e<text:span text:style-name="T5">−λx</text:span></text:p>
      <text:p text:style-name="P4"/>
      <text:p text:style-name="P4"/>
      <text:p text:style-name="P4"/>
      <text:p text:style-name="P4"><text:tab/>P(X &lt; 6000)<text:tab/>= F<text:span text:style-name="T1">X</text:span>(6000) =</text:p>
      <text:p text:style-name="P4"/>
      <text:p text:style-name="P4"><text:tab/><text:tab/><text:tab/>= 1 − e<text:span text:style-name="T5">−λx</text:span> =</text:p>
      <text:p text:style-name="P4"/>
      <text:p text:style-name="P4"><text:tab/><text:tab/><text:tab/>= 1 − e<text:span text:style-name="T5">−10⁻⁴/h ⋅ 6000h</text:span> =</text:p>
      <text:p text:style-name="P4"/>
      <text:p text:style-name="P4"><text:tab/><text:tab/><text:tab/>= 1 − e<text:span text:style-name="T5">−10⁻⁴ ⋅ 6000</text:span> =</text:p>
      <text:p text:style-name="P4"/>
      <text:p text:style-name="P4"><text:tab/><text:tab/><text:tab/>= 1 − e<text:span text:style-name="T5">−0,6</text:span> ≈</text:p>
      <text:p text:style-name="P4"/>
      <text:p text:style-name="P4"><text:tab/><text:tab/><text:tab/>≈ 1 − 0,548811636 =</text:p>
      <text:p text:style-name="P4"/>
      <text:p text:style-name="P4"><text:tab/><text:tab/><text:tab/>= 0,451188364</text:p>
      <text:p text:style-name="P4"><text:span text:style-name="T7"/></text:p>
      <text:p text:style-name="P6"><text:span text:style-name="T7">b)</text:span></text:p>
      <text:p text:style-name="P4"><text:tab/>Man har 5 sådana transistorer i en apparat, som fungerar oberoende av varandra.</text:p>
      <text:p text:style-name="P4"><text:tab/>Beräkna sannolikheten att minst en av dem skall upphöra att fungerar inom 6000 timmar.</text:p>
      <text:p text:style-name="P4"/>
      <text:p text:style-name="P4"/>
      <text:p text:style-name="P4"><text:tab/>5 stycken, oberoende</text:p>
      <text:p text:style-name="P4"/>
      <text:p text:style-name="P4"/>
      <text:p text:style-name="P4"><text:tab/>P(någon fungerar inte) =</text:p>
      <text:p text:style-name="P4"/>
      <text:p text:style-name="P4"><text:tab/><text:tab/>= P(A₁ ∪ A₂ ∪ A₃ ∪ A₄ ∪ A₅) =<text:tab/><text:tab/>Sannolikheten att någon inte fungerar</text:p>
      <text:p text:style-name="P4"/>
      <text:p text:style-name="P4"><text:tab/><text:tab/>= {De Morgans lag} = </text:p>
      <text:p text:style-name="P4"/>
      <text:p text:style-name="P4"><text:tab/><text:tab/>= P((A₁* ∩ A₂* ∩ A₃* ∩ A₄* ∩ A₅*)*) =<text:tab/>Sannolikheten att inte alla är fungerar</text:p>
      <text:p text:style-name="P4"/>
      <text:p text:style-name="P4"><text:tab/><text:tab/>= 1 − P(A₁* ∩ A₂* ∩ A₃* ∩ A₄* ∩ A₅*) =</text:p>
      <text:p text:style-name="P4"/>
      <text:p text:style-name="P4"><text:tab/><text:tab/>= {oberoende} =</text:p>
      <text:p text:style-name="P4"/>
      <text:p text:style-name="P4"><text:tab/><text:tab/>= 1 − P(A₁*)P(A₂*)P(A₃*)P(A₄*)P(A₅*) =</text:p>
      <text:p text:style-name="P4"/>
      <text:p text:style-name="P4"><text:tab/><text:tab/>= {A := A₁ = A₂ = A₃ = A₄ = A₅} =</text:p>
      <text:p text:style-name="P4"/>
      <text:p text:style-name="P4"><text:tab/><text:tab/>= 1 − P(A*)⁵ ≈</text:p>
      <text:p text:style-name="P4"/>
      <text:p text:style-name="P4"><text:tab/><text:tab/>≈ {P(A*) ≈ {a)} ≈ 0,548811636} ≈</text:p>
      <text:p text:style-name="P4"/>
      <text:p text:style-name="P4"><text:tab/><text:tab/>≈ 1 − 0,548811636⁵ ≈</text:p>
      <text:p text:style-name="P4"/>
      <text:p text:style-name="P4"><text:tab/><text:tab/>≈ 1 − 0,049787068 =</text:p>
      <text:p text:style-name="P4"/>
      <text:p text:style-name="P4"><text:tab/><text:tab/>= 0,950212932</text:p>
      <text:p text:style-name="P4"/>
      <text:p text:style-name="P7">5.3 (uppgift 3)</text:p>
      <text:p text:style-name="P4">ƒ(x) = 100(1−100|x|) <text:s text:c="6"/>−0.01 ≤ x ≤ 0.01</text:p>
      <text:p text:style-name="P4"/>
      <text:p text:style-name="P4"><text:span text:style-name="T10">E</text:span>(x)<text:tab/>= <draw:frame draw:style-name="fr2" draw:name="Object12" text:anchor-type="as-char" svg:width="1.6591in" svg:height="0.4992in" draw:z-index="11"><draw:object xlink:href="./Object 12" xlink:type="simple" xlink:show="embed" xlink:actuate="onLoad"/><draw:image xlink:href="./ObjectReplacements/Object 12" xlink:type="simple" xlink:show="embed" xlink:actuate="onLoad"/></draw:frame> =</text:p>
      <text:p text:style-name="P4"/>
      <text:p text:style-name="P4"><text:tab/>= <draw:frame draw:style-name="fr2" draw:name="Object17" text:anchor-type="as-char" svg:width="3.602in" svg:height="0.5484in" draw:z-index="16"><draw:object xlink:href="./Object 17" xlink:type="simple" xlink:show="embed" xlink:actuate="onLoad"/><draw:image xlink:href="./ObjectReplacements/Object 17" xlink:type="simple" xlink:show="embed" xlink:actuate="onLoad"/></draw:frame> =</text:p>
      <text:p text:style-name="P4"/>
      <text:p text:style-name="P4"><text:tab/>= <draw:frame draw:style-name="fr2" draw:name="Object16" text:anchor-type="as-char" svg:width="3.4882in" svg:height="0.5484in" draw:z-index="15"><draw:object xlink:href="./Object 16" xlink:type="simple" xlink:show="embed" xlink:actuate="onLoad"/><draw:image xlink:href="./ObjectReplacements/Object 16" xlink:type="simple" xlink:show="embed" xlink:actuate="onLoad"/></draw:frame> =</text:p>
      <text:p text:style-name="P4"/>
      <text:p text:style-name="P4"><text:tab/>= <draw:frame draw:style-name="fr2" draw:name="Object15" text:anchor-type="as-char" svg:width="3.2102in" svg:height="0.5484in" draw:z-index="14"><draw:object xlink:href="./Object 15" xlink:type="simple" xlink:show="embed" xlink:actuate="onLoad"/><draw:image xlink:href="./ObjectReplacements/Object 15" xlink:type="simple" xlink:show="embed" xlink:actuate="onLoad"/></draw:frame> =</text:p>
      <text:p text:style-name="P4"/>
      <text:p text:style-name="P4"><text:tab/>= <draw:frame draw:style-name="fr2" draw:name="Object14" text:anchor-type="as-char" svg:width="3.4882in" svg:height="0.5484in" draw:z-index="13"><draw:object xlink:href="./Object 14" xlink:type="simple" xlink:show="embed" xlink:actuate="onLoad"/><draw:image xlink:href="./ObjectReplacements/Object 14" xlink:type="simple" xlink:show="embed" xlink:actuate="onLoad"/></draw:frame> =</text:p>
      <text:p text:style-name="P4"/>
      <text:p text:style-name="P4"><text:tab/>= <draw:frame draw:style-name="fr2" draw:name="Object13" text:anchor-type="as-char" svg:width="3.3902in" svg:height="0.5484in" draw:z-index="12"><draw:object xlink:href="./Object 13" xlink:type="simple" xlink:show="embed" xlink:actuate="onLoad"/><draw:image xlink:href="./ObjectReplacements/Object 13" xlink:type="simple" xlink:show="embed" xlink:actuate="onLoad"/></draw:frame> =</text:p>
      <text:p text:style-name="P4"/>
      <text:p text:style-name="P4"><text:tab/>= <draw:frame draw:style-name="fr2" draw:name="Object18" text:anchor-type="as-char" svg:width="2.8055in" svg:height="0.4146in" draw:z-index="17"><draw:object xlink:href="./Object 18" xlink:type="simple" xlink:show="embed" xlink:actuate="onLoad"/><draw:image xlink:href="./ObjectReplacements/Object 18" xlink:type="simple" xlink:show="embed" xlink:actuate="onLoad"/></draw:frame> =</text:p>
      <text:p text:style-name="P4"/>
      <text:p text:style-name="P4"><text:tab/>= <draw:frame draw:style-name="fr2" draw:name="Object19" text:anchor-type="as-char" svg:width="2.6437in" svg:height="0.4555in" draw:z-index="18"><draw:object xlink:href="./Object 19" xlink:type="simple" xlink:show="embed" xlink:actuate="onLoad"/><draw:image xlink:href="./ObjectReplacements/Object 19" xlink:type="simple" xlink:show="embed" xlink:actuate="onLoad"/></draw:frame>=</text:p>
      <text:p text:style-name="P4"/>
      <text:p text:style-name="P4"/>
      <text:p text:style-name="P4"><text:tab/>= <draw:frame draw:style-name="fr2" draw:name="Object20" text:anchor-type="as-char" svg:width="4.9457in" svg:height="0.4346in" draw:z-index="19"><draw:object xlink:href="./Object 20" xlink:type="simple" xlink:show="embed" xlink:actuate="onLoad"/><draw:image xlink:href="./ObjectReplacements/Object 20" xlink:type="simple" xlink:show="embed" xlink:actuate="onLoad"/></draw:frame> =</text:p>
      <text:p text:style-name="P4"></text:p>
      <text:p text:style-name="P4"><text:tab/>= <draw:frame draw:style-name="fr2" draw:name="Object21" text:anchor-type="as-char" svg:width="5.4425in" svg:height="0.439in" draw:z-index="20"><draw:object xlink:href="./Object 21" xlink:type="simple" xlink:show="embed" xlink:actuate="onLoad"/><draw:image xlink:href="./ObjectReplacements/Object 21" xlink:type="simple" xlink:show="embed" xlink:actuate="onLoad"/></draw:frame> =</text:p>
      <text:p text:style-name="P4"></text:p>
      <text:p text:style-name="P4"><text:tab/>= <draw:frame draw:style-name="fr2" draw:name="Object22" text:anchor-type="as-char" svg:width="3.5575in" svg:height="0.439in" draw:z-index="21"><draw:object xlink:href="./Object 22" xlink:type="simple" xlink:show="embed" xlink:actuate="onLoad"/><draw:image xlink:href="./ObjectReplacements/Object 22" xlink:type="simple" xlink:show="embed" xlink:actuate="onLoad"/></draw:frame> =</text:p>
      <text:p text:style-name="P4"></text:p>
      <text:p text:style-name="P4"><text:tab/>= <draw:frame draw:style-name="fr2" draw:name="Object23" text:anchor-type="as-char" svg:width="3.378in" svg:height="0.3992in" draw:z-index="22"><draw:object xlink:href="./Object 23" xlink:type="simple" xlink:show="embed" xlink:actuate="onLoad"/><draw:image xlink:href="./ObjectReplacements/Object 23" xlink:type="simple" xlink:show="embed" xlink:actuate="onLoad"/></draw:frame> =</text:p>
      <text:p text:style-name="P4"></text:p>
      <text:p text:style-name="P4"><text:tab/>= <draw:frame draw:style-name="fr2" draw:name="Object24" text:anchor-type="as-char" svg:width="3.0465in" svg:height="0.3953in" draw:z-index="23"><draw:object xlink:href="./Object 24" xlink:type="simple" xlink:show="embed" xlink:actuate="onLoad"/><draw:image xlink:href="./ObjectReplacements/Object 24" xlink:type="simple" xlink:show="embed" xlink:actuate="onLoad"/></draw:frame> =</text:p>
      <text:p text:style-name="P4"></text:p>
      <text:p text:style-name="P4"><text:soft-page-break/><text:tab/>= <draw:frame draw:style-name="fr2" draw:name="Object25" text:anchor-type="as-char" svg:width="2.9457in" svg:height="0.3953in" draw:z-index="24"><draw:object xlink:href="./Object 25" xlink:type="simple" xlink:show="embed" xlink:actuate="onLoad"/><draw:image xlink:href="./ObjectReplacements/Object 25" xlink:type="simple" xlink:show="embed" xlink:actuate="onLoad"/></draw:frame> =</text:p>
      <text:p text:style-name="P4"/>
      <text:p text:style-name="P4"><text:tab/>= 100(0 + 0) = 0</text:p>
      <text:p text:style-name="P4"/>
      <text:p text:style-name="Standard"/>
      <text:p text:style-name="P4"/>
      <text:p text:style-name="P4"><text:tab/><draw:frame draw:style-name="fr2" draw:name="Object26" text:anchor-type="as-char" svg:width="0.8335in" svg:height="0.1764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4"/>
      <text:p text:style-name="P4"><text:tab/>V(X) = E(X²) − E²(X)</text:p>
      <text:p text:style-name="P4"><text:tab/>V(X) = E(X²) − 0²</text:p>
      <text:p text:style-name="P4"><text:tab/>V(X) = E(X²)</text:p>
      <text:p text:style-name="P4"/>
      <text:p text:style-name="P4"><text:tab/>E(X) = <draw:frame draw:style-name="fr2" draw:name="Object27" text:anchor-type="as-char" svg:width="0.311in" svg:height="0.4992in" draw:z-index="26"><draw:object xlink:href="./Object 27" xlink:type="simple" xlink:show="embed" xlink:actuate="onLoad"/><draw:image xlink:href="./ObjectReplacements/Object 27" xlink:type="simple" xlink:show="embed" xlink:actuate="onLoad"/></draw:frame>100(1 − 100|x|)x dx</text:p>
      <text:p text:style-name="P4"/>
      <text:p text:style-name="P4"/>
      <text:p text:style-name="P4"><text:tab/>E(X²)<text:tab/>= <draw:frame draw:style-name="fr2" draw:name="Object28" text:anchor-type="as-char" svg:width="1.8071in" svg:height="0.4992in" draw:z-index="27"><draw:object xlink:href="./Object 28" xlink:type="simple" xlink:show="embed" xlink:actuate="onLoad"/><draw:image xlink:href="./ObjectReplacements/Object 28" xlink:type="simple" xlink:show="embed" xlink:actuate="onLoad"/></draw:frame> =</text:p>
      <text:p text:style-name="P4"/>
      <text:p text:style-name="P4"><text:tab/><text:tab/>= <draw:frame draw:style-name="fr2" draw:name="Object29" text:anchor-type="as-char" svg:width="0.311in" svg:height="0.4992in" draw:z-index="28"><draw:object xlink:href="./Object 29" xlink:type="simple" xlink:show="embed" xlink:actuate="onLoad"/><draw:image xlink:href="./ObjectReplacements/Object 29" xlink:type="simple" xlink:show="embed" xlink:actuate="onLoad"/></draw:frame>10000(1 − 100|x|)² x dx =</text:p>
      <text:p text:style-name="P4"/>
      <text:p text:style-name="P4"><text:tab/><text:tab/>= <draw:frame draw:style-name="fr2" draw:name="Object30" text:anchor-type="as-char" svg:width="0.3134in" svg:height="0.5043in" draw:z-index="29"><draw:object xlink:href="./Object 30" xlink:type="simple" xlink:show="embed" xlink:actuate="onLoad"/><draw:image xlink:href="./ObjectReplacements/Object 30" xlink:type="simple" xlink:show="embed" xlink:actuate="onLoad"/></draw:frame>10000(1 − 200|x| + 10000|x|²)x dx =</text:p>
      <text:p text:style-name="P4"/>
      <text:p text:style-name="P4"><text:tab/><text:tab/>= <draw:frame draw:style-name="fr2" draw:name="Object31" text:anchor-type="as-char" svg:width="0.311in" svg:height="0.4992in" draw:z-index="30"><draw:object xlink:href="./Object 31" xlink:type="simple" xlink:show="embed" xlink:actuate="onLoad"/><draw:image xlink:href="./ObjectReplacements/Object 31" xlink:type="simple" xlink:show="embed" xlink:actuate="onLoad"/></draw:frame>10000(1 − 200|x| + 10000x²)x dx =</text:p>
      <text:p text:style-name="P4"/>
      <text:p text:style-name="P4"><text:tab/><text:tab/>= <draw:frame draw:style-name="fr2" draw:name="Object32" text:anchor-type="as-char" svg:width="0.7638in" svg:height="0.5043in" draw:z-index="31"><draw:object xlink:href="./Object 32" xlink:type="simple" xlink:show="embed" xlink:actuate="onLoad"/><draw:image xlink:href="./ObjectReplacements/Object 32" xlink:type="simple" xlink:show="embed" xlink:actuate="onLoad"/></draw:frame>(1 − 200|x| + 10000x²)x dx =</text:p>
      <text:p text:style-name="P4"/>
      <text:p text:style-name="P4"><text:tab/><text:tab/> = <draw:frame draw:style-name="fr2" draw:name="Object33" text:anchor-type="as-char" svg:width="5.3752in" svg:height="0.5547in" draw:z-index="32"><draw:object xlink:href="./Object 33" xlink:type="simple" xlink:show="embed" xlink:actuate="onLoad"/><draw:image xlink:href="./ObjectReplacements/Object 33" xlink:type="simple" xlink:show="embed" xlink:actuate="onLoad"/></draw:frame> =</text:p>
      <text:p text:style-name="P4"></text:p>
      <text:p text:style-name="P4"><text:tab/><text:tab/>= <draw:frame draw:style-name="fr4" draw:name="Object34" text:anchor-type="as-char" svg:y="-0.2874in" svg:width="5.1984in" svg:height="0.5634in" draw:z-index="33"><draw:object xlink:href="./Object 34" xlink:type="simple" xlink:show="embed" xlink:actuate="onLoad"/><draw:image xlink:href="./ObjectReplacements/Object 34" xlink:type="simple" xlink:show="embed" xlink:actuate="onLoad"/></draw:frame> =</text:p>
      <text:p text:style-name="P4"></text:p>
      <text:p text:style-name="P4"><text:tab/><text:tab/>= <draw:frame draw:style-name="fr2" draw:name="Object44" text:anchor-type="as-char" svg:width="4.398in" svg:height="0.4146in" draw:z-index="43"><draw:object xlink:href="./Object 44" xlink:type="simple" xlink:show="embed" xlink:actuate="onLoad"/><draw:image xlink:href="./ObjectReplacements/Object 44" xlink:type="simple" xlink:show="embed" xlink:actuate="onLoad"/></draw:frame> = </text:p>
      <text:p text:style-name="P4"></text:p>
      <text:p text:style-name="P4"><text:tab/><text:tab/>= <draw:frame draw:style-name="fr2" draw:name="Object45" text:anchor-type="as-char" svg:width="4.0417in" svg:height="0.4555in" draw:z-index="44"><draw:object xlink:href="./Object 45" xlink:type="simple" xlink:show="embed" xlink:actuate="onLoad"/><draw:image xlink:href="./ObjectReplacements/Object 45" xlink:type="simple" xlink:show="embed" xlink:actuate="onLoad"/></draw:frame> = </text:p>
      <text:p text:style-name="P4"></text:p>
      <text:p text:style-name="P4"><text:soft-page-break/><text:tab/><text:tab/>= <draw:frame draw:style-name="fr2" draw:name="Object43" text:anchor-type="as-char" svg:width="4.1201in" svg:height="0.4362in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4"></text:p>
      <text:p text:style-name="P4"><text:tab/><text:tab/> <text:s text:c="3"/><draw:frame draw:style-name="fr2" draw:name="Object46" text:anchor-type="as-char" svg:width="3.6228in" svg:height="0.4362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 =</text:p>
      <text:p text:style-name="P4"/>
      <text:p text:style-name="P4"/>
      <text:p text:style-name="P4"><text:tab/>= <draw:frame draw:style-name="fr2" draw:name="Object42" text:anchor-type="as-char" svg:width="5.9299in" svg:height="0.4398in" draw:z-index="41"><draw:object xlink:href="./Object 42" xlink:type="simple" xlink:show="embed" xlink:actuate="onLoad"/><draw:image xlink:href="./ObjectReplacements/Object 42" xlink:type="simple" xlink:show="embed" xlink:actuate="onLoad"/></draw:frame> =</text:p>
      <text:p text:style-name="P4"></text:p>
      <text:p text:style-name="P4"><text:tab/><text:tab/>= <draw:frame draw:style-name="fr2" draw:name="Object41" text:anchor-type="as-char" svg:width="5.3154in" svg:height="0.4346in" draw:z-index="40"><draw:object xlink:href="./Object 41" xlink:type="simple" xlink:show="embed" xlink:actuate="onLoad"/><draw:image xlink:href="./ObjectReplacements/Object 41" xlink:type="simple" xlink:show="embed" xlink:actuate="onLoad"/></draw:frame> =</text:p>
      <text:p text:style-name="P4"></text:p>
      <text:p text:style-name="P4"><text:tab/><text:tab/>= <draw:frame draw:style-name="fr2" draw:name="Object40" text:anchor-type="as-char" svg:width="4.9339in" svg:height="0.3953in" draw:z-index="39"><draw:object xlink:href="./Object 40" xlink:type="simple" xlink:show="embed" xlink:actuate="onLoad"/><draw:image xlink:href="./ObjectReplacements/Object 40" xlink:type="simple" xlink:show="embed" xlink:actuate="onLoad"/></draw:frame> =</text:p>
      <text:p text:style-name="P4"></text:p>
      <text:p text:style-name="P4"><text:tab/><text:tab/>= <draw:frame draw:style-name="fr2" draw:name="Object39" text:anchor-type="as-char" svg:width="5.3575in" svg:height="0.3756in" draw:z-index="38"><draw:object xlink:href="./Object 39" xlink:type="simple" xlink:show="embed" xlink:actuate="onLoad"/><draw:image xlink:href="./ObjectReplacements/Object 39" xlink:type="simple" xlink:show="embed" xlink:actuate="onLoad"/></draw:frame> =</text:p>
      <text:p text:style-name="P4"></text:p>
      <text:p text:style-name="P4"><text:tab/><text:tab/>= <draw:frame draw:style-name="fr2" draw:name="Object38" text:anchor-type="as-char" svg:width="2.6075in" svg:height="0.3756in" draw:z-index="37"><draw:object xlink:href="./Object 38" xlink:type="simple" xlink:show="embed" xlink:actuate="onLoad"/><draw:image xlink:href="./ObjectReplacements/Object 38" xlink:type="simple" xlink:show="embed" xlink:actuate="onLoad"/></draw:frame> =</text:p>
      <text:p text:style-name="P4"></text:p>
      <text:p text:style-name="P4"><text:tab/><text:tab/>= <draw:frame draw:style-name="fr2" draw:name="Object37" text:anchor-type="as-char" svg:width="1.7339in" svg:height="0.3756in" draw:z-index="36"><draw:object xlink:href="./Object 37" xlink:type="simple" xlink:show="embed" xlink:actuate="onLoad"/><draw:image xlink:href="./ObjectReplacements/Object 37" xlink:type="simple" xlink:show="embed" xlink:actuate="onLoad"/></draw:frame> =</text:p>
      <text:p text:style-name="P4"></text:p>
      <text:p text:style-name="P4"><text:tab/><text:tab/>= <draw:frame draw:style-name="fr2" draw:name="Object36" text:anchor-type="as-char" svg:width="0.8484in" svg:height="0.3425in" draw:z-index="35"><draw:object xlink:href="./Object 36" xlink:type="simple" xlink:show="embed" xlink:actuate="onLoad"/><draw:image xlink:href="./ObjectReplacements/Object 36" xlink:type="simple" xlink:show="embed" xlink:actuate="onLoad"/></draw:frame> =</text:p>
      <text:p text:style-name="P4"></text:p>
      <text:p text:style-name="P4"><text:tab/><text:tab/>= <draw:frame draw:style-name="fr2" draw:name="Object35" text:anchor-type="as-char" svg:width="0.2929in" svg:height="0.3425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4"/>
      <text:p text:style-name="P4"/>
      <text:p text:style-name="P4"/>
      <text:p text:style-name="P4"><draw:frame draw:style-name="fr3" draw:name="Object47" text:anchor-type="as-char" svg:width="0.8335in" svg:height="0.1764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4"/>
      <text:p text:style-name="P4"><draw:frame draw:style-name="fr3" draw:name="Object48" text:anchor-type="as-char" svg:width="1.4453in" svg:height="0.372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7">3.29 (uppgift 4)</text:p>
      <text:p text:style-name="P4">Beräkna täthetsfunktionen för Y = 1/X om</text:p>
      <text:p text:style-name="P4"></text:p>
      <text:p text:style-name="P4"><text:span text:style-name="T16"><text:tab/></text:span><text:span text:style-name="T16"><draw:frame draw:style-name="fr3" draw:name="Object52" text:anchor-type="as-char" svg:width="1.8134in" svg:height="0.6in" draw:z-index="51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4"></text:p>
      <text:p text:style-name="P4"></text:p>
      <text:p text:style-name="P4"><draw:frame draw:style-name="fr3" draw:name="Object49" text:anchor-type="as-char" svg:width="1.2654in" svg:height="0.4181in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4"></text:p>
      <text:p text:style-name="P4"><draw:frame draw:style-name="fr3" draw:name="Object50" text:anchor-type="as-char" svg:width="1.1783in" svg:height="0.3807in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4"></text:p>
      <text:p text:style-name="P4"><draw:frame draw:style-name="fr3" draw:name="Object51" text:anchor-type="as-char" svg:width="1.1693in" svg:height="0.3425in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P4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Andrée</meta:initial-creator>
    <meta:creation-date>2011-09-08T16:17:04</meta:creation-date>
    <dc:date>2011-09-08T17:19:37</dc:date>
    <dc:creator>Mattias Andrée</dc:creator>
    <meta:editing-duration>PT00H28M51S</meta:editing-duration>
    <meta:editing-cycles>3</meta:editing-cycles>
    <meta:generator>OpenOffice.org/3.2$Unix OpenOffice.org_project/320m12$Build-9483</meta:generator>
    <meta:printed-by>Mattias Andrée</meta:printed-by>
    <meta:print-date>2011-09-08T17:17:27</meta:print-date>
    <meta:document-statistic meta:table-count="0" meta:image-count="1" meta:object-count="52" meta:page-count="7" meta:paragraph-count="137" meta:word-count="676" meta:character-count="3104"/>
  </office:meta>
</office:document-meta>
</file>

<file path=Object 1/content.xml><?xml version="1.0" encoding="utf-8"?>
<math xmlns="http://www.w3.org/1998/Math/MathML">
  <semantics>
    <mrow>
      <msub>
        <mi mathvariant="normal">ƒ</mi>
        <mi mathvariant="normal">X</mi>
      </msub>
      <mrow>
        <mrow>
          <mo stretchy="false">(</mo>
          <mi mathvariant="normal">x</mi>
          <mo stretchy="false">)</mo>
        </mrow>
        <mi mathvariant="normal">=</mi>
        <mrow>
          <mi stretchy="true" mathvariant="normal">{</mi>
          <mtable>
            <mtr>
              <mtd>
                <mfrac>
                  <mn>1</mn>
                  <mrow>
                    <mi mathvariant="normal">b</mi>
                    <mi mathvariant="normal">−</mi>
                    <mi mathvariant="normal">a</mi>
                  </mrow>
                </mfrac>
              </mtd>
              <mtd>
                <mtext>om a &lt; x &lt; b</mtext>
              </mtd>
            </mtr>
            <mtr>
              <mtd>
                <mn>0</mn>
              </mtd>
              <mtd>
                <mtext>f.ö.</mtext>
              </mtd>
            </mtr>
          </mtable>
        </mrow>
      </mrow>
    </mrow>
    <annotation encoding="StarMath 5.0">ƒ_X (x) = left lbrace matrix{1 over {b - a} # "om a &lt; x &lt; b" ## 0 # "f.ö."} right none</annotation>
  </semantics>
</math>
</file>

<file path=Object 10/content.xml><?xml version="1.0" encoding="utf-8"?>
<math xmlns="http://www.w3.org/1998/Math/MathML">
  <semantics>
    <msubsup>
      <mfenced open="[" close="]">
        <mrow>
          <mrow>
            <mi mathvariant="normal">−</mi>
            <mi/>
          </mrow>
          <mfrac>
            <mi mathvariant="normal">λ</mi>
            <mi mathvariant="normal">λ</mi>
          </mfrac>
          <msup>
            <mi mathvariant="normal">e</mi>
            <mrow>
              <mi mathvariant="normal">−</mi>
              <mi>λu</mi>
            </mrow>
          </msup>
        </mrow>
      </mfenced>
      <mrow>
        <mi mathvariant="normal">u</mi>
        <mi mathvariant="normal">=</mi>
        <mn>0</mn>
      </mrow>
      <mi mathvariant="normal">x</mi>
    </msubsup>
    <annotation encoding="StarMath 5.0">left [ -`{λ over λ} e^{-λu} right ] sub {u = 0} sup x</annotation>
  </semantics>
</math>
</file>

<file path=Object 11/content.xml><?xml version="1.0" encoding="utf-8"?>
<math xmlns="http://www.w3.org/1998/Math/MathML">
  <semantics>
    <msubsup>
      <mfenced open="[" close="]">
        <mrow>
          <mi mathvariant="normal">−</mi>
          <msup>
            <mi mathvariant="normal">e</mi>
            <mrow>
              <mi mathvariant="normal">−</mi>
              <mi>λu</mi>
            </mrow>
          </msup>
        </mrow>
      </mfenced>
      <mrow>
        <mi mathvariant="normal">u</mi>
        <mi mathvariant="normal">=</mi>
        <mn>0</mn>
      </mrow>
      <mi mathvariant="normal">x</mi>
    </msubsup>
    <annotation encoding="StarMath 5.0">left [ - e^{-λu} right ] sub {u = 0} sup x</annotation>
  </semantics>
</math>
</file>

<file path=Object 12/content.xml><?xml version="1.0" encoding="utf-8"?>
<math xmlns="http://www.w3.org/1998/Math/MathML">
  <semantics>
    <mrow>
      <mstyle mathsize="125%">
        <mrow>
          <mrow>
            <munderover>
              <mi mathvariant="normal">∫</mi>
              <mrow>
                <mi mathvariant="normal">−</mi>
                <mn>0.01</mn>
              </mrow>
              <mn>0.01</mn>
            </munderover>
            <mtext/>
          </mrow>
        </mrow>
      </mstyle>
      <mn>100</mn>
      <mrow>
        <mo stretchy="false">(</mo>
        <mrow>
          <mrow>
            <mn>1</mn>
            <mi mathvariant="normal">−</mi>
            <mn>100</mn>
          </mrow>
          <mfenced open="∣" close="∣">
            <mi mathvariant="normal">x</mi>
          </mfenced>
        </mrow>
        <mo stretchy="false">)</mo>
      </mrow>
      <mi mathvariant="normal">x</mi>
      <mi/>
      <mi>dx</mi>
    </mrow>
    <annotation encoding="StarMath 5.0">{size *1.25 int from -0.01 to 0.01 ""} 100(1 - 100 abs x)x `dx</annotation>
  </semantics>
</math>
</file>

<file path=Object 13/content.xml><?xml version="1.0" encoding="utf-8"?>
<math xmlns="http://www.w3.org/1998/Math/MathML">
  <semantics>
    <mrow>
      <mfenced open="" close="">
        <mrow>
          <mn>100</mn>
          <mstyle mathsize="125%">
            <mrow>
              <mrow>
                <munderover>
                  <mi mathvariant="normal">∫</mi>
                  <mrow>
                    <mi mathvariant="normal">−</mi>
                    <mn>0.01</mn>
                  </mrow>
                  <mn>0</mn>
                </munderover>
                <mtext/>
              </mrow>
            </mrow>
          </mstyle>
          <mrow>
            <mo stretchy="false">(</mo>
            <mrow>
              <mi mathvariant="normal">x</mi>
              <mo stretchy="false">+</mo>
              <msup>
                <mn>100x</mn>
                <mn>2</mn>
              </msup>
            </mrow>
            <mo stretchy="false">)</mo>
          </mrow>
          <mi/>
          <mi>dx</mi>
        </mrow>
      </mfenced>
      <mrow>
        <mi/>
        <mo stretchy="false">+</mo>
        <mi/>
      </mrow>
      <mfenced open="" close="">
        <mrow>
          <mn>100</mn>
          <mstyle mathsize="125%">
            <mrow>
              <mrow>
                <munderover>
                  <mi mathvariant="normal">∫</mi>
                  <mn>0</mn>
                  <mn>0.01</mn>
                </munderover>
                <mtext/>
              </mrow>
            </mrow>
          </mstyle>
          <mrow>
            <mo stretchy="false">(</mo>
            <mrow>
              <mi mathvariant="normal">x</mi>
              <mi mathvariant="normal">−</mi>
              <mn>100x²</mn>
            </mrow>
            <mo stretchy="false">)</mo>
          </mrow>
          <mi/>
          <mi>dx</mi>
        </mrow>
      </mfenced>
    </mrow>
    <annotation encoding="StarMath 5.0">left (100 {size *1.25 int from -0.01 to 0 ""} (x+100x^2) `dx right) `+` left (100 {size *1.25 int from 0 to 0.01 ""} (x-100x²) `dx right)</annotation>
  </semantics>
</math>
</file>

<file path=Object 14/content.xml><?xml version="1.0" encoding="utf-8"?>
<math xmlns="http://www.w3.org/1998/Math/MathML">
  <semantics>
    <mrow>
      <mfenced open="" close="">
        <mrow>
          <mn>100</mn>
          <mstyle mathsize="125%">
            <mrow>
              <mrow>
                <munderover>
                  <mi mathvariant="normal">∫</mi>
                  <mrow>
                    <mi mathvariant="normal">−</mi>
                    <mn>0.01</mn>
                  </mrow>
                  <mn>0</mn>
                </munderover>
                <mtext/>
              </mrow>
            </mrow>
          </mstyle>
          <mrow>
            <mo stretchy="false">(</mo>
            <mrow>
              <mn>1</mn>
              <mo stretchy="false">+</mo>
              <mn>100x</mn>
            </mrow>
            <mo stretchy="false">)</mo>
          </mrow>
          <mi mathvariant="normal">x</mi>
          <mi/>
          <mi>dx</mi>
        </mrow>
      </mfenced>
      <mrow>
        <mi/>
        <mo stretchy="false">+</mo>
        <mi/>
      </mrow>
      <mfenced open="" close="">
        <mrow>
          <mn>100</mn>
          <mstyle mathsize="125%">
            <mrow>
              <mrow>
                <munderover>
                  <mi mathvariant="normal">∫</mi>
                  <mn>0</mn>
                  <mn>0.01</mn>
                </munderover>
                <mtext/>
              </mrow>
            </mrow>
          </mstyle>
          <mrow>
            <mo stretchy="false">(</mo>
            <mrow>
              <mn>1</mn>
              <mi mathvariant="normal">−</mi>
              <mn>100x</mn>
            </mrow>
            <mo stretchy="false">)</mo>
          </mrow>
          <mi mathvariant="normal">x</mi>
          <mi/>
          <mi>dx</mi>
        </mrow>
      </mfenced>
    </mrow>
    <annotation encoding="StarMath 5.0">left (100 {size *1.25 int from -0.01 to 0 ""} (1+100x)x `dx right ) `+` left (100 {size *1.25 int from 0 to 0.01 ""} (1-100x)x `dx right )</annotation>
  </semantics>
</math>
</file>

<file path=Object 15/content.xml><?xml version="1.0" encoding="utf-8"?>
<math xmlns="http://www.w3.org/1998/Math/MathML">
  <semantics>
    <mrow>
      <mfenced open="" close="">
        <mrow>
          <mstyle mathsize="125%">
            <mrow>
              <mrow>
                <munderover>
                  <mi mathvariant="normal">∫</mi>
                  <mrow>
                    <mi mathvariant="normal">−</mi>
                    <mn>0.01</mn>
                  </mrow>
                  <mn>0</mn>
                </munderover>
                <mtext/>
              </mrow>
            </mrow>
          </mstyle>
          <mrow>
            <mo stretchy="false">(</mo>
            <mrow>
              <mn>1</mn>
              <mo stretchy="false">+</mo>
              <mn>100x</mn>
            </mrow>
            <mo stretchy="false">)</mo>
          </mrow>
          <mi mathvariant="normal">x</mi>
          <mi/>
          <mi>dx</mi>
        </mrow>
      </mfenced>
      <mrow>
        <mi/>
        <mo stretchy="false">+</mo>
        <mi/>
      </mrow>
      <mfenced open="" close="">
        <mrow>
          <mstyle mathsize="125%">
            <mrow>
              <mrow>
                <munderover>
                  <mi mathvariant="normal">∫</mi>
                  <mn>0</mn>
                  <mn>0.01</mn>
                </munderover>
                <mtext/>
              </mrow>
            </mrow>
          </mstyle>
          <mn>100</mn>
          <mrow>
            <mo stretchy="false">(</mo>
            <mrow>
              <mn>1</mn>
              <mi mathvariant="normal">−</mi>
              <mn>100x</mn>
            </mrow>
            <mo stretchy="false">)</mo>
          </mrow>
          <mi mathvariant="normal">x</mi>
          <mi/>
          <mi>dx</mi>
        </mrow>
      </mfenced>
    </mrow>
    <annotation encoding="StarMath 5.0">left ({size *1.25 int from -0.01 to 0 ""} (1+100x)x `dx right) `+`left  ({size *1.25 int from 0 to 0.01 ""} 100(1-100x)x `dx right)</annotation>
  </semantics>
</math>
</file>

<file path=Object 16/content.xml><?xml version="1.0" encoding="utf-8"?>
<math xmlns="http://www.w3.org/1998/Math/MathML">
  <semantics>
    <mrow>
      <mfenced open="" close="">
        <mrow>
          <mstyle mathsize="125%">
            <mrow>
              <mrow>
                <munderover>
                  <mi mathvariant="normal">∫</mi>
                  <mrow>
                    <mi mathvariant="normal">−</mi>
                    <mn>0.01</mn>
                  </mrow>
                  <mn>0</mn>
                </munderover>
                <mtext/>
              </mrow>
            </mrow>
          </mstyle>
          <mn>100</mn>
          <mrow>
            <mo stretchy="false">(</mo>
            <mrow>
              <mn>1</mn>
              <mo stretchy="false">+</mo>
              <mn>100x</mn>
            </mrow>
            <mo stretchy="false">)</mo>
          </mrow>
          <mi mathvariant="normal">x</mi>
          <mi/>
          <mi>dx</mi>
        </mrow>
      </mfenced>
      <mrow>
        <mi/>
        <mo stretchy="false">+</mo>
        <mi/>
      </mrow>
      <mfenced open="" close="">
        <mrow>
          <mstyle mathsize="125%">
            <mrow>
              <mrow>
                <munderover>
                  <mi mathvariant="normal">∫</mi>
                  <mn>0</mn>
                  <mn>0.01</mn>
                </munderover>
                <mtext/>
              </mrow>
            </mrow>
          </mstyle>
          <mn>100</mn>
          <mrow>
            <mo stretchy="false">(</mo>
            <mrow>
              <mn>1</mn>
              <mi mathvariant="normal">−</mi>
              <mn>100x</mn>
            </mrow>
            <mo stretchy="false">)</mo>
          </mrow>
          <mi mathvariant="normal">x</mi>
          <mi/>
          <mi>dx</mi>
        </mrow>
      </mfenced>
    </mrow>
    <annotation encoding="StarMath 5.0">left ({size *1.25 int from -0.01 to 0 ""} 100(1+100x)x `dx right) `+` left ({size *1.25 int from 0 to 0.01 ""} 100(1-100x)x `dx right)</annotation>
  </semantics>
</math>
</file>

<file path=Object 17/content.xml><?xml version="1.0" encoding="utf-8"?>
<math xmlns="http://www.w3.org/1998/Math/MathML">
  <semantics>
    <mrow>
      <mfenced open="" close="">
        <mrow>
          <mstyle mathsize="125%">
            <mrow>
              <mrow>
                <munderover>
                  <mi mathvariant="normal">∫</mi>
                  <mrow>
                    <mi mathvariant="normal">−</mi>
                    <mn>0.01</mn>
                  </mrow>
                  <mn>0</mn>
                </munderover>
                <mtext/>
              </mrow>
            </mrow>
          </mstyle>
          <mn>100</mn>
          <mrow>
            <mo stretchy="false">(</mo>
            <mrow>
              <mrow>
                <mn>1</mn>
                <mi mathvariant="normal">−</mi>
                <mn>100</mn>
              </mrow>
              <mfenced open="∣" close="∣">
                <mi mathvariant="normal">x</mi>
              </mfenced>
            </mrow>
            <mo stretchy="false">)</mo>
          </mrow>
          <mi mathvariant="normal">x</mi>
          <mi/>
          <mi>dx</mi>
        </mrow>
      </mfenced>
      <mrow>
        <mi/>
        <mo stretchy="false">+</mo>
        <mi/>
      </mrow>
      <mfenced open="" close="">
        <mrow>
          <mstyle mathsize="125%">
            <mrow>
              <mrow>
                <munderover>
                  <mi mathvariant="normal">∫</mi>
                  <mn>0</mn>
                  <mn>0.01</mn>
                </munderover>
                <mtext/>
              </mrow>
            </mrow>
          </mstyle>
          <mn>100</mn>
          <mrow>
            <mo stretchy="false">(</mo>
            <mrow>
              <mrow>
                <mn>1</mn>
                <mi mathvariant="normal">−</mi>
                <mn>100</mn>
              </mrow>
              <mfenced open="∣" close="∣">
                <mi mathvariant="normal">x</mi>
              </mfenced>
            </mrow>
            <mo stretchy="false">)</mo>
          </mrow>
          <mi mathvariant="normal">x</mi>
          <mi/>
          <mi>dx</mi>
        </mrow>
      </mfenced>
    </mrow>
    <annotation encoding="StarMath 5.0">left ({size *1.25 int from -0.01 to 0 ""} 100(1-100 abs x)x `dx right) `+` left ({size *1.25 int from 0 to 0.01 ""} 100(1-100 abs x)x `dx right)</annotation>
  </semantics>
</math>
</file>

<file path=Object 18/content.xml><?xml version="1.0" encoding="utf-8"?>
<math xmlns="http://www.w3.org/1998/Math/MathML">
  <semantics>
    <mrow>
      <mn>100</mn>
      <mrow>
        <msubsup>
          <mfenced open="[" close="]">
            <mrow>
              <mfrac>
                <msup>
                  <mi mathvariant="normal">x</mi>
                  <mn>2</mn>
                </msup>
                <mn>2</mn>
              </mfrac>
              <mo stretchy="false">+</mo>
              <mfrac>
                <msup>
                  <mn>100x</mn>
                  <mn>3</mn>
                </msup>
                <mn>3</mn>
              </mfrac>
            </mrow>
          </mfenced>
          <mrow>
            <mi mathvariant="normal">x</mi>
            <mi mathvariant="normal">=</mi>
            <mrow>
              <mi mathvariant="normal">−</mi>
              <mn>0.01</mn>
            </mrow>
          </mrow>
          <mn>0</mn>
        </msubsup>
        <mo stretchy="false">+</mo>
        <mn>100</mn>
      </mrow>
      <msubsup>
        <mfenced open="[" close="]">
          <mrow>
            <mfrac>
              <msup>
                <mi mathvariant="normal">x</mi>
                <mn>2</mn>
              </msup>
              <mn>2</mn>
            </mfrac>
            <mi mathvariant="normal">–</mi>
            <mfrac>
              <msup>
                <mn>100x</mn>
                <mn>3</mn>
              </msup>
              <mn>3</mn>
            </mfrac>
          </mrow>
        </mfenced>
        <mrow>
          <mi mathvariant="normal">x</mi>
          <mi mathvariant="normal">=</mi>
          <mn>0</mn>
        </mrow>
        <mn>0.01</mn>
      </msubsup>
    </mrow>
    <annotation encoding="StarMath 5.0">100 left [ {{x^2} over 2} + {{100x^3 over 3}} right ] sub {x=-0.01} sup 0 + 100 left [{{x^2} over 2} – {{100x^3} over 3} right ] sub {x=0} sup 0.01</annotation>
  </semantics>
</math>
</file>

<file path=Object 19/content.xml><?xml version="1.0" encoding="utf-8"?>
<math xmlns="http://www.w3.org/1998/Math/MathML">
  <semantics>
    <mrow>
      <mn>100</mn>
      <mfenced open="" close="">
        <mrow>
          <msubsup>
            <mfenced open="[" close="]">
              <mrow>
                <mfrac>
                  <msup>
                    <mi mathvariant="normal">x</mi>
                    <mn>2</mn>
                  </msup>
                  <mn>2</mn>
                </mfrac>
                <mo stretchy="false">+</mo>
                <mfrac>
                  <msup>
                    <mn>100x</mn>
                    <mn>3</mn>
                  </msup>
                  <mn>3</mn>
                </mfrac>
              </mrow>
            </mfenced>
            <mrow>
              <mi mathvariant="normal">x</mi>
              <mi mathvariant="normal">=</mi>
              <mrow>
                <mi mathvariant="normal">−</mi>
                <mn>0.01</mn>
              </mrow>
            </mrow>
            <mn>0</mn>
          </msubsup>
          <mo stretchy="false">+</mo>
          <msubsup>
            <mfenced open="[" close="]">
              <mrow>
                <mfrac>
                  <msup>
                    <mi mathvariant="normal">x</mi>
                    <mn>2</mn>
                  </msup>
                  <mn>2</mn>
                </mfrac>
                <mi mathvariant="normal">−</mi>
                <mfrac>
                  <msup>
                    <mn>100x</mn>
                    <mn>3</mn>
                  </msup>
                  <mn>3</mn>
                </mfrac>
              </mrow>
            </mfenced>
            <mrow>
              <mi mathvariant="normal">x</mi>
              <mi mathvariant="normal">=</mi>
              <mn>0</mn>
            </mrow>
            <mn>0.01</mn>
          </msubsup>
        </mrow>
      </mfenced>
    </mrow>
    <annotation encoding="StarMath 5.0">100 left ( left [{{x^2} over 2} + {{100x^3} over 3} right ] sub {x=-0.01} sup 0 + left [{{x^2} over 2} - {{100x^3} over 3} right ] sub {x=0} sup 0.01 right)</annotation>
  </semantics>
</math>
</file>

<file path=Object 2/content.xml><?xml version="1.0" encoding="utf-8"?>
<math xmlns="http://www.w3.org/1998/Math/MathML">
  <semantics>
    <mrow>
      <msub>
        <mi mathvariant="normal">ƒ</mi>
        <mi mathvariant="normal">X</mi>
      </msub>
      <mrow>
        <mrow>
          <mrow>
            <mo stretchy="false">(</mo>
            <mi mathvariant="normal">h</mi>
            <mo stretchy="false">)</mo>
          </mrow>
          <mi mathvariant="normal">=</mi>
          <mfrac>
            <mn>1</mn>
            <mrow>
              <mn>8</mn>
              <mi mathvariant="normal">−</mi>
              <mn>0</mn>
            </mrow>
          </mfrac>
        </mrow>
        <mi mathvariant="normal">=</mi>
        <mfrac>
          <mn>1</mn>
          <mn>8</mn>
        </mfrac>
      </mrow>
    </mrow>
    <annotation encoding="StarMath 5.0">ƒ_X (h) = 1 over {8 - 0} = 1 over 8</annotation>
  </semantics>
</math>
</file>

<file path=Object 20/content.xml><?xml version="1.0" encoding="utf-8"?>
<math xmlns="http://www.w3.org/1998/Math/MathML">
  <semantics>
    <mrow>
      <mn>100</mn>
      <mfenced open="" close="">
        <mrow>
          <mrow>
            <mrow>
              <msub>
                <mfenced open="[" close="]">
                  <mrow>
                    <mfrac>
                      <msup>
                        <mi mathvariant="normal">x</mi>
                        <mn>2</mn>
                      </msup>
                      <mn>2</mn>
                    </mfrac>
                    <mo stretchy="false">+</mo>
                    <mfrac>
                      <msup>
                        <mn>100x</mn>
                        <mn>3</mn>
                      </msup>
                      <mn>3</mn>
                    </mfrac>
                  </mrow>
                </mfenced>
                <mrow>
                  <mi mathvariant="normal">x</mi>
                  <mi mathvariant="normal">=</mi>
                  <mn>0</mn>
                </mrow>
              </msub>
              <mi mathvariant="normal">−</mi>
              <msub>
                <mfenced open="[" close="]">
                  <mrow>
                    <mfrac>
                      <msup>
                        <mi mathvariant="normal">x</mi>
                        <mn>2</mn>
                      </msup>
                      <mn>2</mn>
                    </mfrac>
                    <mo stretchy="false">+</mo>
                    <mfrac>
                      <msup>
                        <mn>100x</mn>
                        <mn>3</mn>
                      </msup>
                      <mn>3</mn>
                    </mfrac>
                  </mrow>
                </mfenced>
                <mrow>
                  <mi mathvariant="normal">x</mi>
                  <mi mathvariant="normal">=</mi>
                  <mrow>
                    <mi mathvariant="normal">−</mi>
                    <mn>0.01</mn>
                  </mrow>
                </mrow>
              </msub>
            </mrow>
            <mo stretchy="false">+</mo>
            <msub>
              <mfenced open="[" close="]">
                <mrow>
                  <mfrac>
                    <msup>
                      <mi mathvariant="normal">x</mi>
                      <mn>2</mn>
                    </msup>
                    <mn>2</mn>
                  </mfrac>
                  <mi mathvariant="normal">−</mi>
                  <mfrac>
                    <msup>
                      <mn>100x</mn>
                      <mn>3</mn>
                    </msup>
                    <mn>3</mn>
                  </mfrac>
                </mrow>
              </mfenced>
              <mrow>
                <mi mathvariant="normal">x</mi>
                <mi mathvariant="normal">=</mi>
                <mn>0.01</mn>
              </mrow>
            </msub>
          </mrow>
          <mi mathvariant="normal">−</mi>
          <msub>
            <mfenced open="[" close="]">
              <mrow>
                <mfrac>
                  <msup>
                    <mi mathvariant="normal">x</mi>
                    <mn>2</mn>
                  </msup>
                  <mn>2</mn>
                </mfrac>
                <mi mathvariant="normal">−</mi>
                <mfrac>
                  <msup>
                    <mn>100x</mn>
                    <mn>3</mn>
                  </msup>
                  <mn>3</mn>
                </mfrac>
              </mrow>
            </mfenced>
            <mrow>
              <mi mathvariant="normal">x</mi>
              <mi mathvariant="normal">=</mi>
              <mn>0</mn>
            </mrow>
          </msub>
        </mrow>
      </mfenced>
    </mrow>
    <annotation encoding="StarMath 5.0">100 left ( left [{{x^2} over 2} + {{100x^3} over 3} right ] sub {x=0} - left [{{x^2} over 2} + {{100x^3} over 3} right ] sub {x=-0.01} + left [{{x^2} over 2} - {{100x^3} over 3} right ] sub {x=0.01} - left [{{x^2} over 2} - {{100x^3} over 3} right ] sub {x=0} right)
</annotation>
  </semantics>
</math>
</file>

<file path=Object 21/content.xml><?xml version="1.0" encoding="utf-8"?>
<math xmlns="http://www.w3.org/1998/Math/MathML">
  <semantics>
    <mrow>
      <mn>100</mn>
      <mfenced open="" close="">
        <mrow>
          <mrow>
            <mrow>
              <mfenced open="[" close="]">
                <mrow>
                  <mfrac>
                    <msup>
                      <mn>0</mn>
                      <mn>2</mn>
                    </msup>
                    <mn>2</mn>
                  </mfrac>
                  <mo stretchy="false">+</mo>
                  <mfrac>
                    <mrow>
                      <mn>100</mn>
                      <mi mathvariant="normal">⋅</mi>
                      <msup>
                        <mn>0</mn>
                        <mn>3</mn>
                      </msup>
                    </mrow>
                    <mn>3</mn>
                  </mfrac>
                </mrow>
              </mfenced>
              <mi mathvariant="normal">−</mi>
              <mfenced open="[" close="]">
                <mrow>
                  <mfrac>
                    <msup>
                      <mrow>
                        <mo stretchy="false">(</mo>
                        <mrow>
                          <mi mathvariant="normal">−</mi>
                          <mn>0.01</mn>
                        </mrow>
                        <mo stretchy="false">)</mo>
                      </mrow>
                      <mn>2</mn>
                    </msup>
                    <mn>2</mn>
                  </mfrac>
                  <mo stretchy="false">+</mo>
                  <mfrac>
                    <mrow>
                      <mn>100</mn>
                      <msup>
                        <mrow>
                          <mo stretchy="false">(</mo>
                          <mrow>
                            <mi mathvariant="normal">−</mi>
                            <mn>0.01</mn>
                          </mrow>
                          <mo stretchy="false">)</mo>
                        </mrow>
                        <mn>3</mn>
                      </msup>
                    </mrow>
                    <mn>3</mn>
                  </mfrac>
                </mrow>
              </mfenced>
            </mrow>
            <mo stretchy="false">+</mo>
            <mfenced open="[" close="]">
              <mrow>
                <mfrac>
                  <msup>
                    <mn>0.01</mn>
                    <mn>2</mn>
                  </msup>
                  <mn>2</mn>
                </mfrac>
                <mi mathvariant="normal">−</mi>
                <mfrac>
                  <mrow>
                    <mn>100</mn>
                    <mi mathvariant="normal">⋅</mi>
                    <msup>
                      <mn>0.01</mn>
                      <mn>3</mn>
                    </msup>
                  </mrow>
                  <mn>3</mn>
                </mfrac>
              </mrow>
            </mfenced>
          </mrow>
          <mi mathvariant="normal">−</mi>
          <mfenced open="[" close="]">
            <mrow>
              <mfrac>
                <msup>
                  <mn>0</mn>
                  <mn>2</mn>
                </msup>
                <mn>2</mn>
              </mfrac>
              <mi mathvariant="normal">−</mi>
              <mfrac>
                <mrow>
                  <mn>100</mn>
                  <mi mathvariant="normal">⋅</mi>
                  <msup>
                    <mn>0</mn>
                    <mn>3</mn>
                  </msup>
                </mrow>
                <mn>3</mn>
              </mfrac>
            </mrow>
          </mfenced>
        </mrow>
      </mfenced>
    </mrow>
    <annotation encoding="StarMath 5.0">100 left ( left [{{0^2} over 2} + {{100⋅0^3} over 3} right ] - left [{{(-0.01)^2} over 2} + {{100(-0.01)^3} over 3} right ] + left [{{0.01^2} over 2} - {{100⋅0.01^3} over 3} right ] - left [{{0^2} over 2} - {{100⋅0^3} over 3} right ] right)
</annotation>
  </semantics>
</math>
</file>

<file path=Object 22/content.xml><?xml version="1.0" encoding="utf-8"?>
<math xmlns="http://www.w3.org/1998/Math/MathML">
  <semantics>
    <mrow>
      <mn>100</mn>
      <mfenced open="" close="">
        <mrow>
          <mrow>
            <mi mathvariant="normal">−</mi>
            <mfenced open="[" close="]">
              <mrow>
                <mfrac>
                  <msup>
                    <mrow>
                      <mo stretchy="false">(</mo>
                      <mrow>
                        <mi mathvariant="normal">−</mi>
                        <mn>0.01</mn>
                      </mrow>
                      <mo stretchy="false">)</mo>
                    </mrow>
                    <mn>2</mn>
                  </msup>
                  <mn>2</mn>
                </mfrac>
                <mo stretchy="false">+</mo>
                <mfrac>
                  <mrow>
                    <mn>100</mn>
                    <msup>
                      <mrow>
                        <mo stretchy="false">(</mo>
                        <mrow>
                          <mi mathvariant="normal">−</mi>
                          <mn>0.01</mn>
                        </mrow>
                        <mo stretchy="false">)</mo>
                      </mrow>
                      <mn>3</mn>
                    </msup>
                  </mrow>
                  <mn>3</mn>
                </mfrac>
              </mrow>
            </mfenced>
          </mrow>
          <mo stretchy="false">+</mo>
          <mfenced open="[" close="]">
            <mrow>
              <mfrac>
                <msup>
                  <mn>0.01</mn>
                  <mn>2</mn>
                </msup>
                <mn>2</mn>
              </mfrac>
              <mi mathvariant="normal">−</mi>
              <mfrac>
                <mrow>
                  <mn>100</mn>
                  <mi mathvariant="normal">⋅</mi>
                  <msup>
                    <mn>0.01</mn>
                    <mn>3</mn>
                  </msup>
                </mrow>
                <mn>3</mn>
              </mfrac>
            </mrow>
          </mfenced>
        </mrow>
      </mfenced>
    </mrow>
    <annotation encoding="StarMath 5.0">100 left (- left [{{(-0.01)^2} over 2} + {{100(-0.01)^3} over 3} right ] + left [{{0.01^2} over 2} - {{100⋅0.01^3} over 3} right ] right)
</annotation>
  </semantics>
</math>
</file>

<file path=Object 23/content.xml><?xml version="1.0" encoding="utf-8"?>
<math xmlns="http://www.w3.org/1998/Math/MathML">
  <semantics>
    <mrow>
      <mn>100</mn>
      <mfenced open="" close="">
        <mrow>
          <mrow>
            <mrow>
              <mi mathvariant="normal">−</mi>
              <mfrac>
                <msup>
                  <mrow>
                    <mo stretchy="false">(</mo>
                    <mrow>
                      <mi mathvariant="normal">−</mi>
                      <mn>0.01</mn>
                    </mrow>
                    <mo stretchy="false">)</mo>
                  </mrow>
                  <mn>2</mn>
                </msup>
                <mn>2</mn>
              </mfrac>
            </mrow>
            <mi mathvariant="normal">−</mi>
            <mn>100</mn>
          </mrow>
          <mrow>
            <mrow>
              <mfrac>
                <msup>
                  <mrow>
                    <mo stretchy="false">(</mo>
                    <mrow>
                      <mi mathvariant="normal">−</mi>
                      <mn>0.01</mn>
                    </mrow>
                    <mo stretchy="false">)</mo>
                  </mrow>
                  <mn>3</mn>
                </msup>
                <mn>3</mn>
              </mfrac>
              <mo stretchy="false">+</mo>
              <mfrac>
                <msup>
                  <mn>0.01</mn>
                  <mn>2</mn>
                </msup>
                <mn>2</mn>
              </mfrac>
            </mrow>
            <mi mathvariant="normal">−</mi>
            <mfrac>
              <mrow>
                <mn>100</mn>
                <mi mathvariant="normal">⋅</mi>
                <msup>
                  <mn>0.01</mn>
                  <mn>3</mn>
                </msup>
              </mrow>
              <mn>3</mn>
            </mfrac>
          </mrow>
        </mrow>
      </mfenced>
    </mrow>
    <annotation encoding="StarMath 5.0">100 left (-{{(-0.01)^2} over 2} - 100{{(-0.01)^3} over 3} + {{0.01^2} over 2} - {{100⋅0.01^3} over 3} right)
</annotation>
  </semantics>
</math>
</file>

<file path=Object 24/content.xml><?xml version="1.0" encoding="utf-8"?>
<math xmlns="http://www.w3.org/1998/Math/MathML">
  <semantics>
    <mrow>
      <mn>100</mn>
      <mfenced open="" close="">
        <mrow>
          <mrow>
            <mrow>
              <mrow>
                <mi mathvariant="normal">−</mi>
                <mfrac>
                  <msup>
                    <mn>0.01</mn>
                    <mn>2</mn>
                  </msup>
                  <mn>2</mn>
                </mfrac>
              </mrow>
              <mo stretchy="false">+</mo>
              <mfrac>
                <mrow>
                  <mn>100</mn>
                  <mi mathvariant="normal">⋅</mi>
                  <msup>
                    <mn>0.01</mn>
                    <mn>3</mn>
                  </msup>
                </mrow>
                <mn>3</mn>
              </mfrac>
            </mrow>
            <mo stretchy="false">+</mo>
            <mfrac>
              <msup>
                <mn>0.01</mn>
                <mn>2</mn>
              </msup>
              <mn>2</mn>
            </mfrac>
          </mrow>
          <mi mathvariant="normal">−</mi>
          <mfrac>
            <mrow>
              <mn>100</mn>
              <mi mathvariant="normal">⋅</mi>
              <msup>
                <mn>0.01</mn>
                <mn>3</mn>
              </msup>
            </mrow>
            <mn>3</mn>
          </mfrac>
        </mrow>
      </mfenced>
    </mrow>
    <annotation encoding="StarMath 5.0">100 left (-{{0.01^2} over 2} + {{100⋅0.01^3} over 3} + {{0.01^2} over 2} - {{100⋅0.01^3} over 3} right)
</annotation>
  </semantics>
</math>
</file>

<file path=Object 25/content.xml><?xml version="1.0" encoding="utf-8"?>
<math xmlns="http://www.w3.org/1998/Math/MathML">
  <semantics>
    <mrow>
      <mn>100</mn>
      <mfenced open="" close="">
        <mrow>
          <mrow>
            <mrow>
              <mfrac>
                <msup>
                  <mn>0.01</mn>
                  <mn>2</mn>
                </msup>
                <mn>2</mn>
              </mfrac>
              <mi mathvariant="normal">−</mi>
              <mfrac>
                <msup>
                  <mn>0.01</mn>
                  <mn>2</mn>
                </msup>
                <mn>2</mn>
              </mfrac>
            </mrow>
            <mo stretchy="false">+</mo>
            <mfrac>
              <mrow>
                <mn>100</mn>
                <mi mathvariant="normal">⋅</mi>
                <msup>
                  <mn>0.01</mn>
                  <mn>3</mn>
                </msup>
              </mrow>
              <mn>3</mn>
            </mfrac>
          </mrow>
          <mi mathvariant="normal">−</mi>
          <mfrac>
            <mrow>
              <mn>100</mn>
              <mi mathvariant="normal">⋅</mi>
              <msup>
                <mn>0.01</mn>
                <mn>3</mn>
              </msup>
            </mrow>
            <mn>3</mn>
          </mfrac>
        </mrow>
      </mfenced>
    </mrow>
    <annotation encoding="StarMath 5.0">100 left ({{0.01^2} over 2} - {{0.01^2} over 2} + {{100⋅0.01^3} over 3} - {{100⋅0.01^3} over 3} right)</annotation>
  </semantics>
</math>
</file>

<file path=Object 26/content.xml><?xml version="1.0" encoding="utf-8"?>
<math xmlns="http://www.w3.org/1998/Math/MathML">
  <semantics>
    <mrow>
      <mi mathvariant="normal">D</mi>
      <mrow>
        <mrow>
          <mo stretchy="false">(</mo>
          <mi mathvariant="normal">X</mi>
          <mo stretchy="false">)</mo>
        </mrow>
        <mi mathvariant="normal">=</mi>
        <msqrt>
          <mrow>
            <mi mathvariant="normal">V</mi>
            <mrow>
              <mo stretchy="false">(</mo>
              <mi mathvariant="normal">X</mi>
              <mo stretchy="false">)</mo>
            </mrow>
          </mrow>
        </msqrt>
      </mrow>
    </mrow>
    <annotation encoding="StarMath 5.0">D(X) = sqrt{V(X)}</annotation>
  </semantics>
</math>
</file>

<file path=Object 27/content.xml><?xml version="1.0" encoding="utf-8"?>
<math xmlns="http://www.w3.org/1998/Math/MathML">
  <semantics>
    <mstyle mathsize="125%">
      <mrow>
        <mrow>
          <munderover>
            <mi mathvariant="normal">∫</mi>
            <mrow>
              <mi mathvariant="normal">−</mi>
              <mn>0.01</mn>
            </mrow>
            <mn>0.01</mn>
          </munderover>
          <mtext/>
        </mrow>
      </mrow>
    </mstyle>
    <annotation encoding="StarMath 5.0">{size *1.25 int from -0.01 to 0.01 ""}</annotation>
  </semantics>
</math>
</file>

<file path=Object 28/content.xml><?xml version="1.0" encoding="utf-8"?>
<math xmlns="http://www.w3.org/1998/Math/MathML">
  <semantics>
    <mrow>
      <mstyle mathsize="125%">
        <mrow>
          <mrow>
            <munderover>
              <mi mathvariant="normal">∫</mi>
              <mrow>
                <mi mathvariant="normal">−</mi>
                <mn>0.01</mn>
              </mrow>
              <mn>0.01</mn>
            </munderover>
            <mtext/>
          </mrow>
        </mrow>
      </mstyle>
      <msup>
        <mfenced open="[" close="]">
          <mrow>
            <mn>100</mn>
            <mrow>
              <mo stretchy="false">(</mo>
              <mrow>
                <mn>1</mn>
                <mi mathvariant="normal">−</mi>
                <mn>100</mn>
                <mfenced open="∣" close="∣">
                  <mi mathvariant="normal">x</mi>
                </mfenced>
              </mrow>
              <mo stretchy="false">)</mo>
            </mrow>
          </mrow>
        </mfenced>
        <mn>2</mn>
      </msup>
      <mi mathvariant="normal">x</mi>
      <mi/>
      <mi>dx</mi>
    </mrow>
    <annotation encoding="StarMath 5.0">{size *1.25 int from -0.01 to 0.01 ""} left [ 100(1 − 100 abs x) right ]^2 x `dx</annotation>
  </semantics>
</math>
</file>

<file path=Object 29/content.xml><?xml version="1.0" encoding="utf-8"?>
<math xmlns="http://www.w3.org/1998/Math/MathML">
  <semantics>
    <mstyle mathsize="125%">
      <mrow>
        <mrow>
          <munderover>
            <mi mathvariant="normal">∫</mi>
            <mrow>
              <mi mathvariant="normal">−</mi>
              <mn>0.01</mn>
            </mrow>
            <mn>0.01</mn>
          </munderover>
          <mtext/>
        </mrow>
      </mrow>
    </mstyle>
    <annotation encoding="StarMath 5.0">{size *1.25 int from -0.01 to 0.01 ""}</annotation>
  </semantics>
</math>
</file>

<file path=Object 3/content.xml><?xml version="1.0" encoding="utf-8"?>
<math xmlns="http://www.w3.org/1998/Math/MathML">
  <semantics>
    <mrow>
      <mstyle mathsize="125%">
        <mrow>
          <mrow>
            <munderover>
              <mi mathvariant="normal">∫</mi>
              <mn>0</mn>
              <mn>3</mn>
            </munderover>
            <mtext/>
          </mrow>
        </mrow>
      </mstyle>
      <msub>
        <mi mathvariant="normal">ƒ</mi>
        <mi mathvariant="normal">X</mi>
      </msub>
      <mrow>
        <mo stretchy="false">(</mo>
        <mi mathvariant="normal">x</mi>
        <mo stretchy="false">)</mo>
      </mrow>
      <mi/>
      <mrow>
        <mi>dx</mi>
        <mo stretchy="false">+</mo>
        <mstyle mathsize="125%">
          <mrow>
            <mrow>
              <munderover>
                <mi mathvariant="normal">∫</mi>
                <mn>5</mn>
                <mn>8</mn>
              </munderover>
              <mtext/>
            </mrow>
          </mrow>
        </mstyle>
      </mrow>
      <msub>
        <mi mathvariant="normal">ƒ</mi>
        <mi mathvariant="normal">X</mi>
      </msub>
      <mrow>
        <mo stretchy="false">(</mo>
        <mi mathvariant="normal">x</mi>
        <mo stretchy="false">)</mo>
      </mrow>
      <mi/>
      <mi>dx</mi>
    </mrow>
    <annotation encoding="StarMath 5.0">{size *1.25 int from 0 to 3 ""} ƒ_X (x) `dx + {size *1.25 int from 5 to 8 ""} ƒ_X (x) `dx</annotation>
  </semantics>
</math>
</file>

<file path=Object 30/content.xml><?xml version="1.0" encoding="utf-8"?>
<math xmlns="http://www.w3.org/1998/Math/MathML">
  <semantics>
    <mstyle mathsize="125%">
      <mrow>
        <mrow>
          <munderover>
            <mi mathvariant="normal">∫</mi>
            <mrow>
              <mi mathvariant="normal">−</mi>
              <mn>0.01</mn>
            </mrow>
            <mn>0.01</mn>
          </munderover>
          <mtext/>
        </mrow>
      </mrow>
    </mstyle>
    <annotation encoding="StarMath 5.0">{size *1.25 int from -0.01 to 0.01 ""} </annotation>
  </semantics>
</math>
</file>

<file path=Object 31/content.xml><?xml version="1.0" encoding="utf-8"?>
<math xmlns="http://www.w3.org/1998/Math/MathML">
  <semantics>
    <mstyle mathsize="125%">
      <mrow>
        <mrow>
          <munderover>
            <mi mathvariant="normal">∫</mi>
            <mrow>
              <mi mathvariant="normal">−</mi>
              <mn>0.01</mn>
            </mrow>
            <mn>0.01</mn>
          </munderover>
          <mtext/>
        </mrow>
      </mrow>
    </mstyle>
    <annotation encoding="StarMath 5.0">{size *1.25 int from -0.01 to 0.01 ""} </annotation>
  </semantics>
</math>
</file>

<file path=Object 32/content.xml><?xml version="1.0" encoding="utf-8"?>
<math xmlns="http://www.w3.org/1998/Math/MathML">
  <semantics>
    <mrow>
      <mn>10000</mn>
      <mstyle mathsize="125%">
        <mrow>
          <mrow>
            <munderover>
              <mi mathvariant="normal">∫</mi>
              <mrow>
                <mi mathvariant="normal">−</mi>
                <mn>0.01</mn>
              </mrow>
              <mn>0.01</mn>
            </munderover>
            <mtext/>
          </mrow>
        </mrow>
      </mstyle>
    </mrow>
    <annotation encoding="StarMath 5.0">10000 {size *1.25 int from -0.01 to 0.01 ""} </annotation>
  </semantics>
</math>
</file>

<file path=Object 33/content.xml><?xml version="1.0" encoding="utf-8"?>
<math xmlns="http://www.w3.org/1998/Math/MathML">
  <semantics>
    <mrow>
      <mfenced open="" close="">
        <mrow>
          <mn>10000</mn>
          <mstyle mathsize="125%">
            <mrow>
              <mrow>
                <munderover>
                  <mi mathvariant="normal">∫</mi>
                  <mrow>
                    <mi mathvariant="normal">−</mi>
                    <mn>0.01</mn>
                  </mrow>
                  <mn>0</mn>
                </munderover>
                <mtext/>
              </mrow>
            </mrow>
          </mstyle>
          <mrow>
            <mo stretchy="false">(</mo>
            <mrow>
              <mrow>
                <mn>1</mn>
                <mi mathvariant="normal">−</mi>
                <mn>200</mn>
              </mrow>
              <mrow>
                <mfenced open="∣" close="∣">
                  <mi mathvariant="normal">x</mi>
                </mfenced>
                <mo stretchy="false">+</mo>
                <msup>
                  <mn>10000x</mn>
                  <mn>2</mn>
                </msup>
              </mrow>
            </mrow>
            <mo stretchy="false">)</mo>
          </mrow>
          <mi mathvariant="normal">x</mi>
          <mi/>
          <mi>dx</mi>
        </mrow>
      </mfenced>
      <mrow>
        <mi/>
        <mo stretchy="false">+</mo>
        <mi/>
      </mrow>
      <mfenced open="" close="">
        <mrow>
          <mn>10000</mn>
          <mstyle mathsize="125%">
            <mrow>
              <mrow>
                <munderover>
                  <mi mathvariant="normal">∫</mi>
                  <mn>0</mn>
                  <mn>0.01</mn>
                </munderover>
                <mtext/>
              </mrow>
            </mrow>
          </mstyle>
          <mrow>
            <mo stretchy="false">(</mo>
            <mrow>
              <mrow>
                <mn>1</mn>
                <mi mathvariant="normal">−</mi>
                <mn>200</mn>
              </mrow>
              <mrow>
                <mfenced open="∣" close="∣">
                  <mi mathvariant="normal">x</mi>
                </mfenced>
                <mo stretchy="false">+</mo>
                <msup>
                  <mn>10000x</mn>
                  <mn>2</mn>
                </msup>
              </mrow>
            </mrow>
            <mo stretchy="false">)</mo>
          </mrow>
          <mi mathvariant="normal">x</mi>
          <mi/>
          <mi>dx</mi>
        </mrow>
      </mfenced>
    </mrow>
    <annotation encoding="StarMath 5.0">left (10000 {size *1.25 int from -0.01 to 0 ""} (1 - 200 abs x  + 10000x^2)x `dx right ) `+` left (10000 {size *1.25 int from 0 to 0.01 ""} (1 - 200 abs x + 10000x^2)x `dx right)
</annotation>
  </semantics>
</math>
</file>

<file path=Object 34/content.xml><?xml version="1.0" encoding="utf-8"?>
<math xmlns="http://www.w3.org/1998/Math/MathML">
  <semantics>
    <mrow>
      <mfenced open="" close="">
        <mrow>
          <mn>10000</mn>
          <mstyle mathsize="125%">
            <mrow>
              <mrow>
                <munderover>
                  <mi mathvariant="normal">∫</mi>
                  <mrow>
                    <mi mathvariant="normal">−</mi>
                    <mn>0.01</mn>
                  </mrow>
                  <mn>0</mn>
                </munderover>
                <mtext/>
              </mrow>
            </mrow>
          </mstyle>
          <mrow>
            <mo stretchy="false">(</mo>
            <mrow>
              <mrow>
                <mn>1</mn>
                <mo stretchy="false">+</mo>
                <mn>200x</mn>
              </mrow>
              <mo stretchy="false">+</mo>
              <msup>
                <mn>10000x</mn>
                <mn>2</mn>
              </msup>
            </mrow>
            <mo stretchy="false">)</mo>
          </mrow>
          <mi mathvariant="normal">x</mi>
          <mi/>
          <mi>dx</mi>
        </mrow>
      </mfenced>
      <mo stretchy="false">+</mo>
      <mfenced open="" close="">
        <mrow>
          <mn>10000</mn>
          <mstyle mathsize="125%">
            <mrow>
              <mrow>
                <munderover>
                  <mi mathvariant="normal">∫</mi>
                  <mn>0</mn>
                  <mn>0.01</mn>
                </munderover>
                <mtext/>
              </mrow>
            </mrow>
          </mstyle>
          <mrow>
            <mo stretchy="false">(</mo>
            <mrow>
              <mrow>
                <mn>1</mn>
                <mi mathvariant="normal">−</mi>
                <mn>200x</mn>
              </mrow>
              <mo stretchy="false">+</mo>
              <msup>
                <mn>10000x</mn>
                <mn>2</mn>
              </msup>
            </mrow>
            <mo stretchy="false">)</mo>
          </mrow>
          <mi mathvariant="normal">x</mi>
          <mi/>
          <mi>dx</mi>
        </mrow>
      </mfenced>
    </mrow>
    <annotation encoding="StarMath 5.0">left (10000 {size *1.25 int from -0.01 to 0 ""} (1 + 200x + 10000x^2)x `dx right) + left (10000 {size *1.25 int from 0 to 0.01 ""} (1 - 200x + 10000x^2)x `dx right)
</annotation>
  </semantics>
</math>
</file>

<file path=Object 35/content.xml><?xml version="1.0" encoding="utf-8"?>
<math xmlns="http://www.w3.org/1998/Math/MathML">
  <semantics>
    <mfrac>
      <mn>200</mn>
      <mn>3</mn>
    </mfrac>
    <annotation encoding="StarMath 5.0">{{200} over 3}</annotation>
  </semantics>
</math>
</file>

<file path=Object 36/content.xml><?xml version="1.0" encoding="utf-8"?>
<math xmlns="http://www.w3.org/1998/Math/MathML">
  <semantics>
    <mfrac>
      <mrow>
        <mn>10000</mn>
        <mi mathvariant="normal">⋅</mi>
        <mn>0.02</mn>
      </mrow>
      <mn>3</mn>
    </mfrac>
    <annotation encoding="StarMath 5.0">{{10000⋅0.02} over 3}
</annotation>
  </semantics>
</math>
</file>

<file path=Object 37/content.xml><?xml version="1.0" encoding="utf-8"?>
<math xmlns="http://www.w3.org/1998/Math/MathML">
  <semantics>
    <mrow>
      <mn>10000</mn>
      <mfenced open="" close="">
        <mrow>
          <mrow>
            <mn>0.02</mn>
            <mi mathvariant="normal">−</mi>
            <mn>0.02</mn>
          </mrow>
          <mo stretchy="false">+</mo>
          <mfrac>
            <mn>0.02</mn>
            <mn>3</mn>
          </mfrac>
        </mrow>
      </mfenced>
    </mrow>
    <annotation encoding="StarMath 5.0">10000 left (0.02 - 0.02 + {{0.02} over 3} right )
</annotation>
  </semantics>
</math>
</file>

<file path=Object 38/content.xml><?xml version="1.0" encoding="utf-8"?>
<math xmlns="http://www.w3.org/1998/Math/MathML">
  <semantics>
    <mrow>
      <mn>10000</mn>
      <mfenced open="" close="">
        <mrow>
          <mrow>
            <mrow>
              <mrow>
                <mn>0.02</mn>
                <mi mathvariant="normal">−</mi>
                <mn>0.01</mn>
              </mrow>
              <mo stretchy="false">+</mo>
              <mfrac>
                <mn>0.01</mn>
                <mn>3</mn>
              </mfrac>
            </mrow>
            <mi mathvariant="normal">−</mi>
            <mn>0.01</mn>
          </mrow>
          <mo stretchy="false">+</mo>
          <mfrac>
            <mn>0.01</mn>
            <mn>3</mn>
          </mfrac>
        </mrow>
      </mfenced>
    </mrow>
    <annotation encoding="StarMath 5.0">10000 left (0.02 - 0.01 + {{0.01} over 3} - 0.01 + {{0.01} over 3} right )
</annotation>
  </semantics>
</math>
</file>

<file path=Object 39/content.xml><?xml version="1.0" encoding="utf-8"?>
<math xmlns="http://www.w3.org/1998/Math/MathML">
  <semantics>
    <mrow>
      <mn>10000</mn>
      <mfenced open="" close="">
        <mrow>
          <mrow>
            <mn>0.02</mn>
            <mi mathvariant="normal">−</mi>
            <mn>100</mn>
          </mrow>
          <mi mathvariant="normal">⋅</mi>
          <mrow>
            <mrow>
              <mn>0.0001</mn>
              <mo stretchy="false">+</mo>
              <mfrac>
                <mrow>
                  <mn>10000</mn>
                  <mi mathvariant="normal">⋅</mi>
                  <mn>0.000001</mn>
                </mrow>
                <mn>3</mn>
              </mfrac>
            </mrow>
            <mi mathvariant="normal">−</mi>
            <mn>100</mn>
          </mrow>
          <mi mathvariant="normal">⋅</mi>
          <mrow>
            <mn>0.0001</mn>
            <mo stretchy="false">+</mo>
            <mfrac>
              <mrow>
                <mn>10000</mn>
                <mi mathvariant="normal">⋅</mi>
                <mn>0.000001</mn>
              </mrow>
              <mn>3</mn>
            </mfrac>
          </mrow>
        </mrow>
      </mfenced>
    </mrow>
    <annotation encoding="StarMath 5.0">10000 left (0.02 - 100⋅0.0001 + {{10000⋅0.000001} over 3} - 100⋅0.0001 + {{10000⋅0.000001} over 3} right )
</annotation>
  </semantics>
</math>
</file>

<file path=Object 4/content.xml><?xml version="1.0" encoding="utf-8"?>
<math xmlns="http://www.w3.org/1998/Math/MathML">
  <semantics>
    <mrow>
      <msubsup>
        <mfenced open="[" close="]">
          <mfrac>
            <mi mathvariant="normal">h</mi>
            <mn>8</mn>
          </mfrac>
        </mfenced>
        <mn>0</mn>
        <mn>3</mn>
      </msubsup>
      <mo stretchy="false">+</mo>
      <msubsup>
        <mfenced open="[" close="]">
          <mfrac>
            <mi mathvariant="normal">h</mi>
            <mn>8</mn>
          </mfrac>
        </mfenced>
        <mn>5</mn>
        <mn>8</mn>
      </msubsup>
    </mrow>
    <annotation encoding="StarMath 5.0">left [ {h over 8} right ] sub 0 sup 3 + left [ {h over 8} right ] sub 5 sup 8</annotation>
  </semantics>
</math>
</file>

<file path=Object 40/content.xml><?xml version="1.0" encoding="utf-8"?>
<math xmlns="http://www.w3.org/1998/Math/MathML">
  <semantics>
    <mrow>
      <mn>10000</mn>
      <mfenced open="" close="">
        <mrow>
          <mrow>
            <mn>0.01</mn>
            <mi mathvariant="normal">−</mi>
            <mn>100</mn>
          </mrow>
          <mi mathvariant="normal">⋅</mi>
          <mrow>
            <mrow>
              <mrow>
                <msup>
                  <mn>0.01</mn>
                  <mn>2</mn>
                </msup>
                <mo stretchy="false">+</mo>
                <mfrac>
                  <mrow>
                    <mn>10000</mn>
                    <mi mathvariant="normal">⋅</mi>
                    <msup>
                      <mn>0.01</mn>
                      <mn>3</mn>
                    </msup>
                  </mrow>
                  <mn>3</mn>
                </mfrac>
              </mrow>
              <mo stretchy="false">+</mo>
              <mn>0.01</mn>
            </mrow>
            <mi mathvariant="normal">−</mi>
            <mn>100</mn>
          </mrow>
          <mi mathvariant="normal">⋅</mi>
          <mrow>
            <msup>
              <mn>0.01</mn>
              <mn>2</mn>
            </msup>
            <mo stretchy="false">+</mo>
            <mfrac>
              <mrow>
                <mn>10000</mn>
                <mi mathvariant="normal">⋅</mi>
                <msup>
                  <mn>0.01</mn>
                  <mn>3</mn>
                </msup>
              </mrow>
              <mn>3</mn>
            </mfrac>
          </mrow>
        </mrow>
      </mfenced>
    </mrow>
    <annotation encoding="StarMath 5.0">10000 left (0.01 - 100⋅0.01^2 + {{10000⋅0.01^3} over 3} + 0.01 - 100⋅0.01^2 + {{10000⋅0.01^3} over 3} right )
</annotation>
  </semantics>
</math>
</file>

<file path=Object 41/content.xml><?xml version="1.0" encoding="utf-8"?>
<math xmlns="http://www.w3.org/1998/Math/MathML">
  <semantics>
    <mrow>
      <mn>10000</mn>
      <mfenced open="" close="">
        <mrow>
          <mrow>
            <mi mathvariant="normal">−</mi>
            <mfenced open="[" close="]">
              <mrow>
                <mrow>
                  <mrow>
                    <mi mathvariant="normal">−</mi>
                    <mn>0.01</mn>
                  </mrow>
                  <mo stretchy="false">+</mo>
                  <mn>100</mn>
                </mrow>
                <mi mathvariant="normal">⋅</mi>
                <mrow>
                  <msup>
                    <mn>0.01</mn>
                    <mn>2</mn>
                  </msup>
                  <mi mathvariant="normal">−</mi>
                  <mfrac>
                    <mrow>
                      <mn>10000</mn>
                      <mi mathvariant="normal">⋅</mi>
                      <msup>
                        <mn>0.01</mn>
                        <mn>3</mn>
                      </msup>
                    </mrow>
                    <mn>3</mn>
                  </mfrac>
                </mrow>
              </mrow>
            </mfenced>
          </mrow>
          <mo stretchy="false">+</mo>
          <mfenced open="[" close="]">
            <mrow>
              <mrow>
                <mn>0.01</mn>
                <mi mathvariant="normal">−</mi>
                <mn>100</mn>
              </mrow>
              <mi mathvariant="normal">⋅</mi>
              <mrow>
                <msup>
                  <mn>0.01</mn>
                  <mn>2</mn>
                </msup>
                <mo stretchy="false">+</mo>
                <mfrac>
                  <mrow>
                    <mn>10000</mn>
                    <mi mathvariant="normal">⋅</mi>
                    <msup>
                      <mn>0.01</mn>
                      <mn>3</mn>
                    </msup>
                  </mrow>
                  <mn>3</mn>
                </mfrac>
              </mrow>
            </mrow>
          </mfenced>
        </mrow>
      </mfenced>
    </mrow>
    <annotation encoding="StarMath 5.0">10000 left (- left [-0.01 + 100⋅0.01^2 - {{10000⋅0.01^3} over 3} right ] +  left [0.01 - 100⋅0.01^2 + {{10000⋅0.01^3} over 3} right ] right )
</annotation>
  </semantics>
</math>
</file>

<file path=Object 42/content.xml><?xml version="1.0" encoding="utf-8"?>
<math xmlns="http://www.w3.org/1998/Math/MathML">
  <semantics>
    <mrow>
      <mn>10000</mn>
      <mfenced open="" close="">
        <mrow>
          <mrow>
            <mrow>
              <mn>0</mn>
              <mi mathvariant="normal">−</mi>
              <mfenced open="[" close="]">
                <mrow>
                  <mrow>
                    <mrow>
                      <mi mathvariant="normal">−</mi>
                      <mn>0.01</mn>
                    </mrow>
                    <mo stretchy="false">+</mo>
                    <mn>100</mn>
                  </mrow>
                  <mrow>
                    <msup>
                      <mrow>
                        <mo stretchy="false">(</mo>
                        <mrow>
                          <mi mathvariant="normal">−</mi>
                          <mn>0.01</mn>
                        </mrow>
                        <mo stretchy="false">)</mo>
                      </mrow>
                      <mn>2</mn>
                    </msup>
                    <mo stretchy="false">+</mo>
                    <mfrac>
                      <mrow>
                        <mn>10000</mn>
                        <msup>
                          <mrow>
                            <mo stretchy="false">(</mo>
                            <mrow>
                              <mi mathvariant="normal">−</mi>
                              <mn>0.01</mn>
                            </mrow>
                            <mo stretchy="false">)</mo>
                          </mrow>
                          <mn>3</mn>
                        </msup>
                      </mrow>
                      <mn>3</mn>
                    </mfrac>
                  </mrow>
                </mrow>
              </mfenced>
            </mrow>
            <mo stretchy="false">+</mo>
            <mfenced open="[" close="]">
              <mrow>
                <mrow>
                  <mn>0.01</mn>
                  <mi mathvariant="normal">−</mi>
                  <mn>100</mn>
                </mrow>
                <mi mathvariant="normal">⋅</mi>
                <mrow>
                  <msup>
                    <mn>0.01</mn>
                    <mn>2</mn>
                  </msup>
                  <mo stretchy="false">+</mo>
                  <mfrac>
                    <mrow>
                      <mn>10000</mn>
                      <mi mathvariant="normal">⋅</mi>
                      <msup>
                        <mn>0.01</mn>
                        <mn>3</mn>
                      </msup>
                    </mrow>
                    <mn>3</mn>
                  </mfrac>
                </mrow>
              </mrow>
            </mfenced>
          </mrow>
          <mi mathvariant="normal">−</mi>
          <mn>0</mn>
        </mrow>
      </mfenced>
    </mrow>
    <annotation encoding="StarMath 5.0">10000 left (0 - left [-0.01 + 100(-0.01)^2 + {{10000(-0.01)^3} over 3} right ] +  left [0.01 - 100⋅0.01^2 + {{10000⋅0.01^3} over 3} right ] - 0 right )
</annotation>
  </semantics>
</math>
</file>

<file path=Object 43/content.xml><?xml version="1.0" encoding="utf-8"?>
<math xmlns="http://www.w3.org/1998/Math/MathML">
  <semantics>
    <mrow>
      <mn>10000</mn>
      <mrow>
        <mo stretchy="true">(</mo>
        <mrow>
          <mrow>
            <msub>
              <mfenced open="[" close="]">
                <mrow>
                  <mrow>
                    <mi mathvariant="normal">x</mi>
                    <mo stretchy="false">+</mo>
                    <msup>
                      <mn>100x</mn>
                      <mn>2</mn>
                    </msup>
                  </mrow>
                  <mo stretchy="false">+</mo>
                  <mfrac>
                    <msup>
                      <mn>10000x</mn>
                      <mn>3</mn>
                    </msup>
                    <mn>3</mn>
                  </mfrac>
                </mrow>
              </mfenced>
              <mrow>
                <mi mathvariant="normal">x</mi>
                <mi mathvariant="normal">=</mi>
                <mn>0</mn>
              </mrow>
            </msub>
            <mi mathvariant="normal">−</mi>
            <msub>
              <mfenced open="[" close="]">
                <mrow>
                  <mrow>
                    <mi mathvariant="normal">x</mi>
                    <mo stretchy="false">+</mo>
                    <msup>
                      <mn>100x</mn>
                      <mn>2</mn>
                    </msup>
                  </mrow>
                  <mo stretchy="false">+</mo>
                  <mfrac>
                    <msup>
                      <mn>10000x</mn>
                      <mn>3</mn>
                    </msup>
                    <mn>3</mn>
                  </mfrac>
                </mrow>
              </mfenced>
              <mrow>
                <mi mathvariant="normal">x</mi>
                <mi mathvariant="normal">=</mi>
                <mrow>
                  <mi mathvariant="normal">−</mi>
                  <mn>0.01</mn>
                </mrow>
              </mrow>
            </msub>
          </mrow>
          <mo stretchy="false">+</mo>
          <mtext/>
        </mrow>
      </mrow>
    </mrow>
    <annotation encoding="StarMath 5.0">10000 left ( left [x + 100x^2 + {{10000x^3} over 3} right ]_{x=0} -  left [x + 100x^2 + {{10000x^3} over 3} right ]_{x=-0.01} + "" right none
</annotation>
  </semantics>
</math>
</file>

<file path=Object 44/content.xml><?xml version="1.0" encoding="utf-8"?>
<math xmlns="http://www.w3.org/1998/Math/MathML">
  <semantics>
    <mrow>
      <mn>10000</mn>
      <mrow>
        <msubsup>
          <mfenced open="[" close="]">
            <mrow>
              <mrow>
                <mi mathvariant="normal">x</mi>
                <mo stretchy="false">+</mo>
                <msup>
                  <mn>100x</mn>
                  <mn>2</mn>
                </msup>
              </mrow>
              <mo stretchy="false">+</mo>
              <mfrac>
                <msup>
                  <mn>10000x</mn>
                  <mn>3</mn>
                </msup>
                <mn>3</mn>
              </mfrac>
            </mrow>
          </mfenced>
          <mrow>
            <mi mathvariant="normal">x</mi>
            <mi mathvariant="normal">=</mi>
            <mrow>
              <mi mathvariant="normal">−</mi>
              <mn>0.01</mn>
            </mrow>
          </mrow>
          <mn>0</mn>
        </msubsup>
        <mo stretchy="false">+</mo>
        <mn>10000</mn>
      </mrow>
      <msubsup>
        <mfenced open="[" close="]">
          <mrow>
            <mrow>
              <mi mathvariant="normal">x</mi>
              <mi mathvariant="normal">−</mi>
              <msup>
                <mn>100x</mn>
                <mn>2</mn>
              </msup>
            </mrow>
            <mo stretchy="false">+</mo>
            <mfrac>
              <msup>
                <mn>10000x</mn>
                <mn>3</mn>
              </msup>
              <mn>3</mn>
            </mfrac>
          </mrow>
        </mfenced>
        <mrow>
          <mi mathvariant="normal">x</mi>
          <mi mathvariant="normal">=</mi>
          <mn>0</mn>
        </mrow>
        <mn>0.01</mn>
      </msubsup>
    </mrow>
    <annotation encoding="StarMath 5.0">10000  left [x + 100x^2 + {{10000x^3} over 3} right ] sub {x=-0.01} sup 0 + 10000  left [x - 100x^2 + {{10000x^3} over 3} right ] sub {x=0} sup 0.01
</annotation>
  </semantics>
</math>
</file>

<file path=Object 45/content.xml><?xml version="1.0" encoding="utf-8"?>
<math xmlns="http://www.w3.org/1998/Math/MathML">
  <semantics>
    <mrow>
      <mn>10000</mn>
      <mfenced open="" close="">
        <mrow>
          <msubsup>
            <mfenced open="[" close="]">
              <mrow>
                <mrow>
                  <mi mathvariant="normal">x</mi>
                  <mo stretchy="false">+</mo>
                  <msup>
                    <mn>100x</mn>
                    <mn>2</mn>
                  </msup>
                </mrow>
                <mo stretchy="false">+</mo>
                <mfrac>
                  <msup>
                    <mn>10000x</mn>
                    <mn>3</mn>
                  </msup>
                  <mn>3</mn>
                </mfrac>
              </mrow>
            </mfenced>
            <mrow>
              <mi mathvariant="normal">x</mi>
              <mi mathvariant="normal">=</mi>
              <mrow>
                <mi mathvariant="normal">−</mi>
                <mn>0.01</mn>
              </mrow>
            </mrow>
            <mn>0</mn>
          </msubsup>
          <mo stretchy="false">+</mo>
          <msubsup>
            <mfenced open="[" close="]">
              <mrow>
                <mrow>
                  <mi mathvariant="normal">x</mi>
                  <mi mathvariant="normal">−</mi>
                  <msup>
                    <mn>100x</mn>
                    <mn>2</mn>
                  </msup>
                </mrow>
                <mo stretchy="false">+</mo>
                <mfrac>
                  <msup>
                    <mn>10000x</mn>
                    <mn>3</mn>
                  </msup>
                  <mn>3</mn>
                </mfrac>
              </mrow>
            </mfenced>
            <mrow>
              <mi mathvariant="normal">x</mi>
              <mi mathvariant="normal">=</mi>
              <mn>0</mn>
            </mrow>
            <mn>0.01</mn>
          </msubsup>
        </mrow>
      </mfenced>
    </mrow>
    <annotation encoding="StarMath 5.0">10000 left ( left [x + 100x^2 + {{10000x^3} over 3} right ] sub {x=-0.01} sup 0 +  left [x - 100x^2 + {{10000x^3} over 3} right ] sub {x=0} sup 0.01 right )
</annotation>
  </semantics>
</math>
</file>

<file path=Object 46/content.xml><?xml version="1.0" encoding="utf-8"?>
<math xmlns="http://www.w3.org/1998/Math/MathML">
  <semantics>
    <mrow>
      <mrow>
        <mrow>
          <mtext/>
          <mo stretchy="false">+</mo>
          <msub>
            <mfenced open="[" close="]">
              <mrow>
                <mrow>
                  <mi mathvariant="normal">x</mi>
                  <mi mathvariant="normal">−</mi>
                  <msup>
                    <mn>100x</mn>
                    <mn>2</mn>
                  </msup>
                </mrow>
                <mo stretchy="false">+</mo>
                <mfrac>
                  <msup>
                    <mn>10000x</mn>
                    <mn>3</mn>
                  </msup>
                  <mn>3</mn>
                </mfrac>
              </mrow>
            </mfenced>
            <mrow>
              <mi mathvariant="normal">x</mi>
              <mi mathvariant="normal">=</mi>
              <mn>0.01</mn>
            </mrow>
          </msub>
        </mrow>
        <mi mathvariant="normal">−</mi>
        <msub>
          <mfenced open="[" close="]">
            <mrow>
              <mrow>
                <mi mathvariant="normal">x</mi>
                <mi mathvariant="normal">−</mi>
                <msup>
                  <mn>100x</mn>
                  <mn>2</mn>
                </msup>
              </mrow>
              <mo stretchy="false">+</mo>
              <mfrac>
                <msup>
                  <mn>10000x</mn>
                  <mn>3</mn>
                </msup>
                <mn>3</mn>
              </mfrac>
            </mrow>
          </mfenced>
          <mrow>
            <mi mathvariant="normal">x</mi>
            <mi mathvariant="normal">=</mi>
            <mn>0</mn>
          </mrow>
        </msub>
      </mrow>
      <mo stretchy="true">)</mo>
    </mrow>
    <annotation encoding="StarMath 5.0">left none "" +  left [x - 100x^2 + {{10000x^3} over 3} right ]_{x=0.01} -  left [x - 100x^2 + {{10000x^3} over 3} right ]_{x=0} right )
</annotation>
  </semantics>
</math>
</file>

<file path=Object 47/content.xml><?xml version="1.0" encoding="utf-8"?>
<math xmlns="http://www.w3.org/1998/Math/MathML">
  <semantics>
    <mrow>
      <mi mathvariant="normal">D</mi>
      <mrow>
        <mrow>
          <mo stretchy="false">(</mo>
          <mi mathvariant="normal">X</mi>
          <mo stretchy="false">)</mo>
        </mrow>
        <mi mathvariant="normal">=</mi>
        <msqrt>
          <mrow>
            <mi mathvariant="normal">V</mi>
            <mrow>
              <mo stretchy="false">(</mo>
              <mi mathvariant="normal">X</mi>
              <mo stretchy="false">)</mo>
            </mrow>
          </mrow>
        </msqrt>
      </mrow>
    </mrow>
    <annotation encoding="StarMath 5.0">D(X) = sqrt{V(X)}</annotation>
  </semantics>
</math>
</file>

<file path=Object 48/content.xml><?xml version="1.0" encoding="utf-8"?>
<math xmlns="http://www.w3.org/1998/Math/MathML">
  <semantics>
    <mrow>
      <msqrt>
        <mfrac>
          <mn>200</mn>
          <mn>3</mn>
        </mfrac>
      </msqrt>
      <mi mathvariant="normal">≈</mi>
      <mn>8,164965809</mn>
    </mrow>
    <annotation encoding="StarMath 5.0">sqrt{200 over 3} ≈  8,164965809</annotation>
  </semantics>
</math>
</file>

<file path=Object 49/content.xml><?xml version="1.0" encoding="utf-8"?>
<math xmlns="http://www.w3.org/1998/Math/MathML">
  <semantics>
    <mrow>
      <msub>
        <mi mathvariant="normal">ƒ</mi>
        <mi mathvariant="normal">Y</mi>
      </msub>
      <mrow>
        <mo stretchy="false">(</mo>
        <mi mathvariant="normal">x</mi>
        <mo stretchy="false">)</mo>
      </mrow>
      <mrow>
        <mi/>
        <mi mathvariant="normal">=</mi>
        <mi/>
      </mrow>
      <msup>
        <mfenced open="" close="">
          <mrow>
            <mfrac>
              <mn>1</mn>
              <mi mathvariant="normal">π</mi>
            </mfrac>
            <mi mathvariant="normal">⋅</mi>
            <mfrac>
              <mn>2</mn>
              <mrow>
                <mn>1</mn>
                <mo stretchy="false">+</mo>
                <msup>
                  <mi mathvariant="normal">x</mi>
                  <mn>2</mn>
                </msup>
              </mrow>
            </mfrac>
          </mrow>
        </mfenced>
        <mrow>
          <mi mathvariant="normal">−</mi>
          <mn>1</mn>
        </mrow>
      </msup>
    </mrow>
    <annotation encoding="StarMath 5.0">ƒ_Y (x) `=` left ( {1 over π} ⋅ {2 over {1 + x^2}} right )^{-1}</annotation>
  </semantics>
</math>
</file>

<file path=Object 5/content.xml><?xml version="1.0" encoding="utf-8"?>
<math xmlns="http://www.w3.org/1998/Math/MathML">
  <semantics>
    <mrow>
      <mrow>
        <mrow>
          <mfrac>
            <mn>3</mn>
            <mn>8</mn>
          </mfrac>
          <mi mathvariant="normal">−</mi>
          <mn>0</mn>
        </mrow>
        <mo stretchy="false">+</mo>
        <mfrac>
          <mn>8</mn>
          <mn>8</mn>
        </mfrac>
      </mrow>
      <mi mathvariant="normal">−</mi>
      <mfrac>
        <mn>5</mn>
        <mn>8</mn>
      </mfrac>
    </mrow>
    <annotation encoding="StarMath 5.0">{3 over 8} - 0 + {8 over 8} - {5 over 8}</annotation>
  </semantics>
</math>
</file>

<file path=Object 50/content.xml><?xml version="1.0" encoding="utf-8"?>
<math xmlns="http://www.w3.org/1998/Math/MathML">
  <semantics>
    <mrow>
      <msub>
        <mi mathvariant="normal">ƒ</mi>
        <mi mathvariant="normal">Y</mi>
      </msub>
      <mrow>
        <mo stretchy="false">(</mo>
        <mi mathvariant="normal">x</mi>
        <mo stretchy="false">)</mo>
      </mrow>
      <mrow>
        <mi/>
        <mi mathvariant="normal">=</mi>
        <mi/>
      </mrow>
      <msup>
        <mfrac>
          <mn>2</mn>
          <mrow>
            <mi mathvariant="normal">π</mi>
            <mrow>
              <mo stretchy="false">(</mo>
              <mrow>
                <mn>1</mn>
                <mo stretchy="false">+</mo>
                <msup>
                  <mi mathvariant="normal">x</mi>
                  <mn>2</mn>
                </msup>
              </mrow>
              <mo stretchy="false">)</mo>
            </mrow>
          </mrow>
        </mfrac>
        <mrow>
          <mi mathvariant="normal">−</mi>
          <mn>1</mn>
        </mrow>
      </msup>
    </mrow>
    <annotation encoding="StarMath 5.0">ƒ_Y (x) `=` {2 over {π(1 + x^2)}}^{-1}</annotation>
  </semantics>
</math>
</file>

<file path=Object 51/content.xml><?xml version="1.0" encoding="utf-8"?>
<math xmlns="http://www.w3.org/1998/Math/MathML">
  <semantics>
    <mrow>
      <msub>
        <mi mathvariant="normal">ƒ</mi>
        <mi mathvariant="normal">Y</mi>
      </msub>
      <mrow>
        <mo stretchy="false">(</mo>
        <mi mathvariant="normal">x</mi>
        <mo stretchy="false">)</mo>
      </mrow>
      <mrow>
        <mi/>
        <mi mathvariant="normal">=</mi>
        <mi/>
      </mrow>
      <mfrac>
        <mn>1</mn>
        <mn>2</mn>
      </mfrac>
      <mi mathvariant="normal">π</mi>
      <mrow>
        <mo stretchy="false">(</mo>
        <mrow>
          <mn>1</mn>
          <mo stretchy="false">+</mo>
          <msup>
            <mi mathvariant="normal">x</mi>
            <mn>2</mn>
          </msup>
        </mrow>
        <mo stretchy="false">)</mo>
      </mrow>
    </mrow>
    <annotation encoding="StarMath 5.0">ƒ_Y (x) `=` {1 over 2} π(1 + x^2)
</annotation>
  </semantics>
</math>
</file>

<file path=Object 52/content.xml><?xml version="1.0" encoding="utf-8"?>
<math xmlns="http://www.w3.org/1998/Math/MathML">
  <semantics>
    <mrow>
      <msub>
        <mi mathvariant="normal">ƒ</mi>
        <mi mathvariant="normal">X</mi>
      </msub>
      <mrow>
        <mrow>
          <mo stretchy="false">(</mo>
          <mi mathvariant="normal">x</mi>
          <mo stretchy="false">)</mo>
        </mrow>
        <mi mathvariant="normal">=</mi>
        <mrow>
          <mi stretchy="true" mathvariant="normal">{</mi>
          <mtable>
            <mtr>
              <mtd>
                <mrow>
                  <mfrac>
                    <mn>1</mn>
                    <mi mathvariant="normal">π</mi>
                  </mfrac>
                  <mi mathvariant="normal">⋅</mi>
                  <mfrac>
                    <mn>2</mn>
                    <mrow>
                      <mn>1</mn>
                      <mo stretchy="false">+</mo>
                      <msup>
                        <mi mathvariant="normal">x</mi>
                        <mn>2</mn>
                      </msup>
                    </mrow>
                  </mfrac>
                </mrow>
              </mtd>
              <mtd>
                <mtext>om x &gt; 0</mtext>
              </mtd>
            </mtr>
            <mtr>
              <mtd>
                <mn>0</mn>
              </mtd>
              <mtd>
                <mtext>om x ≤ 0
</mtext>
              </mtd>
            </mtr>
          </mtable>
        </mrow>
      </mrow>
    </mrow>
    <annotation encoding="StarMath 5.0">ƒ_X (x) = left lbrace matrix{{1 over π} ⋅ {2 over {1 + x^2}}
 # "om x &gt; 0" ## 0 # "om x ≤ 0
"} right none</annotation>
  </semantics>
</math>
</file>

<file path=Object 6/content.xml><?xml version="1.0" encoding="utf-8"?>
<math xmlns="http://www.w3.org/1998/Math/MathML">
  <semantics>
    <mfrac>
      <mn>6</mn>
      <mn>8</mn>
    </mfrac>
    <annotation encoding="StarMath 5.0">6 over 8</annotation>
  </semantics>
</math>
</file>

<file path=Object 7/content.xml><?xml version="1.0" encoding="utf-8"?>
<math xmlns="http://www.w3.org/1998/Math/MathML">
  <semantics>
    <mfrac>
      <mn>3</mn>
      <mn>4</mn>
    </mfrac>
    <annotation encoding="StarMath 5.0">3 over 4</annotation>
  </semantics>
</math>
</file>

<file path=Object 8/content.xml><?xml version="1.0" encoding="utf-8"?>
<math xmlns="http://www.w3.org/1998/Math/MathML">
  <semantics>
    <mrow>
      <mstyle mathsize="125%">
        <mrow>
          <mrow>
            <munderover>
              <mi mathvariant="normal">∫</mi>
              <mn>0</mn>
              <mi mathvariant="normal">x</mi>
            </munderover>
            <mtext/>
          </mrow>
        </mrow>
      </mstyle>
      <msub>
        <mi mathvariant="normal">ƒ</mi>
        <mi mathvariant="normal">X</mi>
      </msub>
      <mrow>
        <mo stretchy="false">(</mo>
        <mi mathvariant="normal">u</mi>
        <mo stretchy="false">)</mo>
      </mrow>
      <mi/>
      <mi>du</mi>
    </mrow>
    <annotation encoding="StarMath 5.0">{size *1.25 int from 0 to x ""} ƒ_X(u) `du</annotation>
  </semantics>
</math>
</file>

<file path=Object 9/content.xml><?xml version="1.0" encoding="utf-8"?>
<math xmlns="http://www.w3.org/1998/Math/MathML">
  <semantics>
    <mrow>
      <mstyle mathsize="125%">
        <mrow>
          <mrow>
            <munderover>
              <mi mathvariant="normal">∫</mi>
              <mn>0</mn>
              <mi mathvariant="normal">x</mi>
            </munderover>
            <mtext/>
          </mrow>
        </mrow>
      </mstyle>
      <msup>
        <mi>λe</mi>
        <mrow>
          <mi mathvariant="normal">−</mi>
          <mi>λu</mi>
        </mrow>
      </msup>
      <mi/>
      <mi>du</mi>
    </mrow>
    <annotation encoding="StarMath 5.0">{size *1.25 int from 0 to x ""} λe^{-λu} `du</annotation>
  </semantics>
</math>
</file>